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ce style:name="OpenSymbol" svg:font-family="OpenSymbol"/>
    <style:font-face style:name="Times" svg:font-family="Times"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4.099cm" table:align="left"/>
    </style:style>
    <style:style style:name="Table1.A" style:family="table-column">
      <style:table-column-properties style:column-width="14.099cm"/>
    </style:style>
    <style:style style:name="Table1.A1" style:family="table-cell">
      <style:table-cell-properties style:vertical-align="middle" fo:padding="0.049cm" fo:border="none"/>
    </style:style>
    <style:style style:name="Table2" style:family="table">
      <style:table-properties style:width="15.875cm" table:align="left"/>
    </style:style>
    <style:style style:name="Table2.A" style:family="table-column">
      <style:table-column-properties style:column-width="4.863cm"/>
    </style:style>
    <style:style style:name="Table2.B" style:family="table-column">
      <style:table-column-properties style:column-width="11.012cm"/>
    </style:style>
    <style:style style:name="Table2.A1" style:family="table-cell">
      <style:table-cell-properties fo:padding="0.053cm" fo:border-left="0.035cm solid #808080" fo:border-right="none" fo:border-top="0.035cm solid #808080" fo:border-bottom="0.035cm solid #808080"/>
    </style:style>
    <style:style style:name="Table2.B1" style:family="table-cell">
      <style:table-cell-properties fo:padding="0.053cm" fo:border="0.035cm solid #808080"/>
    </style:style>
    <style:style style:name="Table2.A2" style:family="table-cell">
      <style:table-cell-properties fo:padding="0.053cm" fo:border-left="0.035cm solid #808080" fo:border-right="none" fo:border-top="none" fo:border-bottom="0.035cm solid #808080"/>
    </style:style>
    <style:style style:name="Table2.B2" style:family="table-cell">
      <style:table-cell-properties fo:padding="0.053cm" fo:border-left="0.035cm solid #808080" fo:border-right="0.035cm solid #808080" fo:border-top="none" fo:border-bottom="0.035cm solid #808080"/>
    </style:style>
    <style:style style:name="Table3" style:family="table">
      <style:table-properties style:width="15.251cm" table:align="left"/>
    </style:style>
    <style:style style:name="Table3.A" style:family="table-column">
      <style:table-column-properties style:column-width="15.251cm"/>
    </style:style>
    <style:style style:name="Table3.A1" style:family="table-cell">
      <style:table-cell-properties style:vertical-align="middle" fo:padding="0.049cm" fo:border="none"/>
    </style:style>
    <style:style style:name="Table4" style:family="table">
      <style:table-properties style:width="16.311cm" table:align="left"/>
    </style:style>
    <style:style style:name="Table4.A" style:family="table-column">
      <style:table-column-properties style:column-width="16.311cm"/>
    </style:style>
    <style:style style:name="Table4.A1" style:family="table-cell">
      <style:table-cell-properties style:vertical-align="middle" fo:padding="0.049cm" fo:border="none"/>
    </style:style>
    <style:style style:name="Table5" style:family="table">
      <style:table-properties style:width="1.351cm" table:align="left"/>
    </style:style>
    <style:style style:name="Table5.A" style:family="table-column">
      <style:table-column-properties style:column-width="1.351cm"/>
    </style:style>
    <style:style style:name="Table5.A1" style:family="table-cell">
      <style:table-cell-properties style:vertical-align="middle" fo:padding="0.049cm" fo:border="none"/>
    </style:style>
    <style:style style:name="Table6" style:family="table">
      <style:table-properties style:width="7.798cm" table:align="left"/>
    </style:style>
    <style:style style:name="Table6.A" style:family="table-column">
      <style:table-column-properties style:column-width="7.798cm"/>
    </style:style>
    <style:style style:name="Table6.A1" style:family="table-cell">
      <style:table-cell-properties style:vertical-align="middle" fo:padding="0.049cm" fo:border="none"/>
    </style:style>
    <style:style style:name="Table7" style:family="table">
      <style:table-properties style:width="2.602cm" table:align="left"/>
    </style:style>
    <style:style style:name="Table7.A" style:family="table-column">
      <style:table-column-properties style:column-width="2.602cm"/>
    </style:style>
    <style:style style:name="Table7.A1" style:family="table-cell">
      <style:table-cell-properties style:vertical-align="middle" fo:padding="0.049cm" fo:border="none"/>
    </style:style>
    <style:style style:name="Table8" style:family="table">
      <style:table-properties style:width="14.469cm" table:align="left"/>
    </style:style>
    <style:style style:name="Table8.A" style:family="table-column">
      <style:table-column-properties style:column-width="14.469cm"/>
    </style:style>
    <style:style style:name="Table8.A1" style:family="table-cell">
      <style:table-cell-properties style:vertical-align="middle" fo:padding="0.049cm" fo:border="none"/>
    </style:style>
    <style:style style:name="Table9" style:family="table">
      <style:table-properties style:width="15.011cm" table:align="left"/>
    </style:style>
    <style:style style:name="Table9.A" style:family="table-column">
      <style:table-column-properties style:column-width="15.011cm"/>
    </style:style>
    <style:style style:name="Table9.A1" style:family="table-cell">
      <style:table-cell-properties style:vertical-align="middle" fo:padding="0.049cm" fo:border="none"/>
    </style:style>
    <style:style style:name="Table10" style:family="table">
      <style:table-properties style:width="8.569cm" table:align="left"/>
    </style:style>
    <style:style style:name="Table10.A" style:family="table-column">
      <style:table-column-properties style:column-width="8.569cm"/>
    </style:style>
    <style:style style:name="Table10.A1" style:family="table-cell">
      <style:table-cell-properties style:vertical-align="middle" fo:padding="0.049cm" fo:border="none"/>
    </style:style>
    <style:style style:name="Table11" style:family="table">
      <style:table-properties style:width="0.557cm" table:align="left"/>
    </style:style>
    <style:style style:name="Table11.A" style:family="table-column">
      <style:table-column-properties style:column-width="0.557cm"/>
    </style:style>
    <style:style style:name="Table11.A1" style:family="table-cell">
      <style:table-cell-properties style:vertical-align="middle" fo:padding="0.049cm" fo:border="none"/>
    </style:style>
    <style:style style:name="Table12" style:family="table">
      <style:table-properties style:width="11.419cm" table:align="left"/>
    </style:style>
    <style:style style:name="Table12.A" style:family="table-column">
      <style:table-column-properties style:column-width="11.419cm"/>
    </style:style>
    <style:style style:name="Table12.A1" style:family="table-cell">
      <style:table-cell-properties style:vertical-align="middle" fo:padding="0.049cm" fo:border="none"/>
    </style:style>
    <style:style style:name="Table13" style:family="table">
      <style:table-properties style:width="13.293cm" table:align="left"/>
    </style:style>
    <style:style style:name="Table13.A" style:family="table-column">
      <style:table-column-properties style:column-width="13.293cm"/>
    </style:style>
    <style:style style:name="Table13.A1" style:family="table-cell">
      <style:table-cell-properties style:vertical-align="middle" fo:padding="0.049cm" fo:border="none"/>
    </style:style>
    <style:style style:name="Table14" style:family="table">
      <style:table-properties style:width="8.054cm" table:align="left"/>
    </style:style>
    <style:style style:name="Table14.A" style:family="table-column">
      <style:table-column-properties style:column-width="8.054cm"/>
    </style:style>
    <style:style style:name="Table14.A1" style:family="table-cell">
      <style:table-cell-properties style:vertical-align="middle" fo:padding="0.049cm" fo:border="none"/>
    </style:style>
    <style:style style:name="Table15" style:family="table">
      <style:table-properties style:width="0.822cm" table:align="left"/>
    </style:style>
    <style:style style:name="Table15.A" style:family="table-column">
      <style:table-column-properties style:column-width="0.822cm"/>
    </style:style>
    <style:style style:name="Table15.A1" style:family="table-cell">
      <style:table-cell-properties style:vertical-align="middle" fo:padding="0.049cm" fo:border="none"/>
    </style:style>
    <style:style style:name="Table16" style:family="table">
      <style:table-properties style:width="13.152cm" table:align="left"/>
    </style:style>
    <style:style style:name="Table16.A" style:family="table-column">
      <style:table-column-properties style:column-width="13.152cm"/>
    </style:style>
    <style:style style:name="Table16.A1" style:family="table-cell">
      <style:table-cell-properties style:vertical-align="middle" fo:padding="0.049cm" fo:border="none"/>
    </style:style>
    <style:style style:name="Table17" style:family="table">
      <style:table-properties style:width="0.557cm" table:align="left"/>
    </style:style>
    <style:style style:name="Table17.A" style:family="table-column">
      <style:table-column-properties style:column-width="0.557cm"/>
    </style:style>
    <style:style style:name="Table17.A1" style:family="table-cell">
      <style:table-cell-properties style:vertical-align="middle" fo:padding="0.049cm" fo:border="none"/>
    </style:style>
    <style:style style:name="Table18" style:family="table">
      <style:table-properties style:width="16.152cm" table:align="left"/>
    </style:style>
    <style:style style:name="Table18.A" style:family="table-column">
      <style:table-column-properties style:column-width="16.152cm"/>
    </style:style>
    <style:style style:name="Table18.A1" style:family="table-cell">
      <style:table-cell-properties style:vertical-align="middle" fo:padding="0.049cm" fo:border="none"/>
    </style:style>
    <style:style style:name="Table19" style:family="table">
      <style:table-properties style:width="10.322cm" table:align="left"/>
    </style:style>
    <style:style style:name="Table19.A" style:family="table-column">
      <style:table-column-properties style:column-width="10.322cm"/>
    </style:style>
    <style:style style:name="Table19.A1" style:family="table-cell">
      <style:table-cell-properties style:vertical-align="middle" fo:padding="0.049cm" fo:border="none"/>
    </style:style>
    <style:style style:name="Table20" style:family="table">
      <style:table-properties style:width="6.346cm" table:align="left"/>
    </style:style>
    <style:style style:name="Table20.A" style:family="table-column">
      <style:table-column-properties style:column-width="6.346cm"/>
    </style:style>
    <style:style style:name="Table20.A1" style:family="table-cell">
      <style:table-cell-properties style:vertical-align="middle" fo:padding="0.049cm" fo:border="none"/>
    </style:style>
    <style:style style:name="Table21" style:family="table">
      <style:table-properties style:width="1.087cm" table:align="left"/>
    </style:style>
    <style:style style:name="Table21.A" style:family="table-column">
      <style:table-column-properties style:column-width="1.087cm"/>
    </style:style>
    <style:style style:name="Table21.A1" style:family="table-cell">
      <style:table-cell-properties style:vertical-align="middle" fo:padding="0.049cm" fo:border="none"/>
    </style:style>
    <style:style style:name="Table22" style:family="table">
      <style:table-properties style:width="16.395cm" table:align="left"/>
    </style:style>
    <style:style style:name="Table22.A" style:family="table-column">
      <style:table-column-properties style:column-width="16.395cm"/>
    </style:style>
    <style:style style:name="Table22.A1" style:family="table-cell">
      <style:table-cell-properties style:vertical-align="middle" fo:padding="0.049cm" fo:border="none"/>
    </style:style>
    <style:style style:name="Table23" style:family="table">
      <style:table-properties style:width="6.826cm" table:align="left"/>
    </style:style>
    <style:style style:name="Table23.A" style:family="table-column">
      <style:table-column-properties style:column-width="6.826cm"/>
    </style:style>
    <style:style style:name="Table23.A1" style:family="table-cell">
      <style:table-cell-properties style:vertical-align="middle" fo:padding="0.049cm" fo:border="none"/>
    </style:style>
    <style:style style:name="Table24" style:family="table">
      <style:table-properties style:width="0.557cm" table:align="left"/>
    </style:style>
    <style:style style:name="Table24.A" style:family="table-column">
      <style:table-column-properties style:column-width="0.557cm"/>
    </style:style>
    <style:style style:name="Table24.A1" style:family="table-cell">
      <style:table-cell-properties style:vertical-align="middle" fo:padding="0.049cm" fo:border="none"/>
    </style:style>
    <style:style style:name="Table25" style:family="table">
      <style:table-properties style:width="12.361cm" table:align="left"/>
    </style:style>
    <style:style style:name="Table25.A" style:family="table-column">
      <style:table-column-properties style:column-width="12.361cm"/>
    </style:style>
    <style:style style:name="Table25.A1" style:family="table-cell">
      <style:table-cell-properties style:vertical-align="middle" fo:padding="0.049cm" fo:border="none"/>
    </style:style>
    <style:style style:name="Table26" style:family="table">
      <style:table-properties style:width="8.594cm" table:align="left"/>
    </style:style>
    <style:style style:name="Table26.A" style:family="table-column">
      <style:table-column-properties style:column-width="8.594cm"/>
    </style:style>
    <style:style style:name="Table26.A1" style:family="table-cell">
      <style:table-cell-properties style:vertical-align="middle" fo:padding="0.049cm" fo:border="none"/>
    </style:style>
    <style:style style:name="Table27" style:family="table">
      <style:table-properties style:width="9.327cm" table:align="left"/>
    </style:style>
    <style:style style:name="Table27.A" style:family="table-column">
      <style:table-column-properties style:column-width="9.327cm"/>
    </style:style>
    <style:style style:name="Table27.A1" style:family="table-cell">
      <style:table-cell-properties style:vertical-align="middle" fo:padding="0.049cm" fo:border="none"/>
    </style:style>
    <style:style style:name="Table28" style:family="table">
      <style:table-properties style:width="0.363cm" table:align="left"/>
    </style:style>
    <style:style style:name="Table28.A" style:family="table-column">
      <style:table-column-properties style:column-width="0.363cm"/>
    </style:style>
    <style:style style:name="Table28.A1" style:family="table-cell">
      <style:table-cell-properties style:vertical-align="middle" fo:padding="0.049cm" fo:border="none"/>
    </style:style>
    <style:style style:name="Table29" style:family="table">
      <style:table-properties style:width="12.871cm" table:align="left"/>
    </style:style>
    <style:style style:name="Table29.A" style:family="table-column">
      <style:table-column-properties style:column-width="12.871cm"/>
    </style:style>
    <style:style style:name="Table29.A1" style:family="table-cell">
      <style:table-cell-properties style:vertical-align="middle" fo:padding="0.049cm" fo:border="none"/>
    </style:style>
    <style:style style:name="Table30" style:family="table">
      <style:table-properties style:width="16.041cm" table:align="left"/>
    </style:style>
    <style:style style:name="Table30.A" style:family="table-column">
      <style:table-column-properties style:column-width="16.041cm"/>
    </style:style>
    <style:style style:name="Table30.A1" style:family="table-cell">
      <style:table-cell-properties style:vertical-align="middle" fo:padding="0.049cm" fo:border="none"/>
    </style:style>
    <style:style style:name="Table31" style:family="table">
      <style:table-properties style:width="4.703cm" table:align="left"/>
    </style:style>
    <style:style style:name="Table31.A" style:family="table-column">
      <style:table-column-properties style:column-width="4.703cm"/>
    </style:style>
    <style:style style:name="Table31.A1" style:family="table-cell">
      <style:table-cell-properties style:vertical-align="middle" fo:padding="0.049cm" fo:border="none"/>
    </style:style>
    <style:style style:name="Table32" style:family="table">
      <style:table-properties style:width="0.822cm" table:align="left"/>
    </style:style>
    <style:style style:name="Table32.A" style:family="table-column">
      <style:table-column-properties style:column-width="0.822cm"/>
    </style:style>
    <style:style style:name="Table32.A1" style:family="table-cell">
      <style:table-cell-properties style:vertical-align="middle" fo:padding="0.049cm" fo:border="none"/>
    </style:style>
    <style:style style:name="Table33" style:family="table">
      <style:table-properties style:width="5.385cm" table:align="left"/>
    </style:style>
    <style:style style:name="Table33.A" style:family="table-column">
      <style:table-column-properties style:column-width="5.385cm"/>
    </style:style>
    <style:style style:name="Table33.A1" style:family="table-cell">
      <style:table-cell-properties style:vertical-align="middle" fo:padding="0.049cm" fo:border="none"/>
    </style:style>
    <style:style style:name="Table34" style:family="table">
      <style:table-properties style:width="10.971cm" table:align="left"/>
    </style:style>
    <style:style style:name="Table34.A" style:family="table-column">
      <style:table-column-properties style:column-width="10.971cm"/>
    </style:style>
    <style:style style:name="Table34.A1" style:family="table-cell">
      <style:table-cell-properties style:vertical-align="middle" fo:padding="0.049cm" fo:border="none"/>
    </style:style>
    <style:style style:name="Table35" style:family="table">
      <style:table-properties style:width="0.557cm" table:align="left"/>
    </style:style>
    <style:style style:name="Table35.A" style:family="table-column">
      <style:table-column-properties style:column-width="0.557cm"/>
    </style:style>
    <style:style style:name="Table35.A1" style:family="table-cell">
      <style:table-cell-properties style:vertical-align="middle" fo:padding="0.049cm" fo:border="none"/>
    </style:style>
    <style:style style:name="Table36" style:family="table">
      <style:table-properties style:width="16.752cm" table:align="left"/>
    </style:style>
    <style:style style:name="Table36.A" style:family="table-column">
      <style:table-column-properties style:column-width="16.752cm"/>
    </style:style>
    <style:style style:name="Table36.A1" style:family="table-cell">
      <style:table-cell-properties style:vertical-align="middle" fo:padding="0.049cm" fo:border="none"/>
    </style:style>
    <style:style style:name="Table37" style:family="table">
      <style:table-properties style:width="15.647cm" table:align="left"/>
    </style:style>
    <style:style style:name="Table37.A" style:family="table-column">
      <style:table-column-properties style:column-width="15.647cm"/>
    </style:style>
    <style:style style:name="Table37.A1" style:family="table-cell">
      <style:table-cell-properties style:vertical-align="middle" fo:padding="0.049cm" fo:border="none"/>
    </style:style>
    <style:style style:name="Table38" style:family="table">
      <style:table-properties style:width="0.557cm" table:align="left"/>
    </style:style>
    <style:style style:name="Table38.A" style:family="table-column">
      <style:table-column-properties style:column-width="0.557cm"/>
    </style:style>
    <style:style style:name="Table38.A1" style:family="table-cell">
      <style:table-cell-properties style:vertical-align="middle" fo:padding="0.049cm" fo:border="none"/>
    </style:style>
    <style:style style:name="Table39" style:family="table">
      <style:table-properties style:width="0.363cm" table:align="left"/>
    </style:style>
    <style:style style:name="Table39.A" style:family="table-column">
      <style:table-column-properties style:column-width="0.363cm"/>
    </style:style>
    <style:style style:name="Table39.A1" style:family="table-cell">
      <style:table-cell-properties style:vertical-align="middle" fo:padding="0.049cm" fo:border="none"/>
    </style:style>
    <style:style style:name="Table40" style:family="table">
      <style:table-properties style:width="16.999cm" table:align="left"/>
    </style:style>
    <style:style style:name="Table40.A" style:family="table-column">
      <style:table-column-properties style:column-width="16.999cm"/>
    </style:style>
    <style:style style:name="Table40.A1" style:family="table-cell">
      <style:table-cell-properties style:vertical-align="middle" fo:padding="0.049cm" fo:border="none"/>
    </style:style>
    <style:style style:name="Table41" style:family="table">
      <style:table-properties style:width="13.952cm" table:align="left"/>
    </style:style>
    <style:style style:name="Table41.A" style:family="table-column">
      <style:table-column-properties style:column-width="13.952cm"/>
    </style:style>
    <style:style style:name="Table41.A1" style:family="table-cell">
      <style:table-cell-properties style:vertical-align="middle" fo:padding="0.049cm" fo:border="none"/>
    </style:style>
    <style:style style:name="P1" style:family="paragraph" style:parent-style-name="Table_20_Contents">
      <style:text-properties style:font-name="Times" fo:font-size="10pt" fo:font-weight="normal" style:font-size-asian="10pt" style:font-weight-asian="normal" style:font-size-complex="10pt" style:font-weight-complex="normal"/>
    </style:style>
    <style:style style:name="P2" style:family="paragraph" style:parent-style-name="Table_20_Contents">
      <style:text-properties fo:font-size="10pt" style:font-size-asian="10pt" style:font-size-complex="10pt"/>
    </style:style>
    <style:style style:name="P3" style:family="paragraph" style:parent-style-name="Preformatted_20_Text">
      <style:text-properties fo:font-size="8pt" style:font-size-asian="8pt" style:font-size-complex="8pt"/>
    </style:style>
    <style:style style:name="P4" style:family="paragraph" style:parent-style-name="Preformatted_20_Text">
      <style:paragraph-properties fo:margin-top="0cm" fo:margin-bottom="0.499cm"/>
    </style:style>
    <style:style style:name="P5" style:family="paragraph" style:parent-style-name="Preformatted_20_Text">
      <style:paragraph-properties fo:break-before="page"/>
    </style:style>
    <style:style style:name="P6" style:family="paragraph" style:parent-style-name="Text_20_body" style:list-style-name="L1"/>
    <style:style style:name="P7" style:family="paragraph" style:parent-style-name="Text_20_body">
      <style:text-properties fo:font-size="8pt" style:font-size-asian="8pt" style:font-size-complex="8pt"/>
    </style:style>
    <style:style style:name="P8" style:family="paragraph" style:parent-style-name="Text_20_body">
      <style:text-properties style:font-name="Times" fo:font-size="10pt" fo:font-weight="normal" style:font-size-asian="10pt" style:font-weight-asian="normal" style:font-size-complex="10pt" style:font-weight-complex="normal"/>
    </style:style>
    <style:style style:name="P9" style:family="paragraph" style:parent-style-name="Text_20_body">
      <style:text-properties fo:font-size="10pt" style:font-size-asian="10pt" style:font-size-complex="10pt"/>
    </style:style>
    <style:style style:name="P10" style:family="paragraph" style:parent-style-name="Text_20_body">
      <style:paragraph-properties fo:margin-top="0cm" fo:margin-bottom="0cm"/>
    </style:style>
    <style:style style:name="P11" style:family="paragraph" style:parent-style-name="Text_20_body">
      <style:paragraph-properties fo:margin-top="0cm" fo:margin-bottom="0cm"/>
      <style:text-properties style:font-name="Times" fo:font-size="10pt" fo:font-weight="normal" style:font-size-asian="10pt" style:font-weight-asian="normal" style:font-size-complex="10pt" style:font-weight-complex="normal"/>
    </style:style>
    <style:style style:name="P12" style:family="paragraph" style:parent-style-name="Text_20_body" style:list-style-name="L1">
      <style:paragraph-properties fo:margin-top="0cm" fo:margin-bottom="0cm"/>
      <style:text-properties style:font-name="Times" fo:font-size="10pt" fo:font-weight="normal" style:font-size-asian="10pt" style:font-weight-asian="normal" style:font-size-complex="10pt" style:font-weight-complex="normal"/>
    </style:style>
    <style:style style:name="P13" style:family="paragraph" style:parent-style-name="Text_20_body">
      <style:paragraph-properties fo:margin-top="0cm" fo:margin-bottom="0cm"/>
      <style:text-properties fo:font-size="10pt" style:font-size-asian="10pt" style:font-size-complex="10pt"/>
    </style:style>
    <style:style style:name="P14" style:family="paragraph" style:parent-style-name="Text_20_body">
      <style:paragraph-properties fo:break-before="page"/>
      <style:text-properties fo:font-size="8pt" style:font-size-asian="8pt" style:font-size-complex="8pt"/>
    </style:style>
    <style:style style:name="P15" style:family="paragraph" style:parent-style-name="Text_20_body">
      <style:paragraph-properties fo:break-before="page"/>
      <style:text-properties style:font-name="Times" fo:font-size="10pt" fo:font-weight="normal" style:font-size-asian="10pt" style:font-weight-asian="normal" style:font-size-complex="10pt" style:font-weight-complex="normal"/>
    </style:style>
    <style:style style:name="P16" style:family="paragraph" style:parent-style-name="Standard">
      <style:text-properties style:font-name="Times" fo:font-size="10pt" fo:font-weight="normal" style:font-size-asian="10pt" style:font-weight-asian="normal" style:font-size-complex="10pt" style:font-weight-complex="normal"/>
    </style:style>
    <style:style style:name="P17" style:family="paragraph" style:parent-style-name="Standard">
      <style:paragraph-properties fo:margin-top="0cm" fo:margin-bottom="0.499cm"/>
    </style:style>
    <style:style style:name="T1" style:family="text">
      <style:text-properties fo:font-size="8pt" style:font-size-asian="8pt" style:font-size-complex="8pt"/>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Times"/>
    </style:style>
    <style:style style:name="T5" style:family="text">
      <style:text-properties style:font-name="Times" fo:font-weight="bold" style:font-weight-asian="bold" style:font-weight-complex="bold"/>
    </style:style>
    <style:style style:name="T6" style:family="text">
      <style:text-properties style:font-name="Times" fo:font-weight="normal" style:font-weight-asian="normal" style:font-weight-complex="normal"/>
    </style:style>
    <style:style style:name="T7" style:family="text">
      <style:text-properties style:font-name="Times" fo:font-size="10pt" fo:font-weight="normal" style:font-size-asian="10pt" style:font-weight-asian="normal" style:font-size-complex="10pt" style:font-weight-complex="normal"/>
    </style:style>
    <style:style style:name="T8" style:family="text">
      <style:text-properties fo:font-size="10pt" style:font-size-asian="10pt" style:font-size-complex="10pt"/>
    </style:style>
    <style:style style:name="T9" style:family="text">
      <style:text-properties fo:font-size="10pt" style:text-underline-style="solid" style:text-underline-width="auto" style:text-underline-color="font-color" style:font-size-asian="10pt" style:font-size-complex="10pt"/>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visible-area-top="0cm" draw:visible-area-width="10cm" draw:visible-area-height="10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as-char" svg:width="1.058cm" svg:height="0.661cm" draw:z-index="0"><draw:image xlink:href="http://sstatic.net/so/img/vote-arrow-up.png" xlink:type="simple" xlink:show="embed" xlink:actuate="onLoad"/><svg:title>vote up</svg:title></draw:frame> 1 <draw:frame draw:style-name="fr1" draw:name="graphics2" text:anchor-type="as-char" svg:width="1.058cm" svg:height="0.661cm" draw:z-index="1"><draw:image xlink:href="http://sstatic.net/so/img/vote-arrow-down.png" xlink:type="simple" xlink:show="embed" xlink:actuate="onLoad"/><svg:title>vote down</svg:title></draw:frame> <draw:frame draw:style-name="fr1" draw:name="graphics3" text:anchor-type="as-char" svg:width="0.847cm" svg:height="0.82cm" draw:z-index="2"><draw:image xlink:href="http://sstatic.net/so/img/vote-favorite-off.png" xlink:type="simple" xlink:show="embed" xlink:actuate="onLoad"/><svg:title>star</svg:title></draw:frame> </text:p>
      <text:p text:style-name="Text_20_body">greetings.</text:p>
      <text:p text:style-name="Text_20_body">i've been interesting in how to force boost::spirit to produce nodes of different classes when parsing the grammar and generating AST. say, i want to have different nodes such as VariableNode (which has name of variable as its member), ValueNode (which has value as its member), etc.</text:p>
      <text:p text:style-name="Text_20_body">it would be very useful when dealing with tree-walker. in this case we would write a base abstract class for walking all the different nodes (applying "the visitor" pattern) and extend it when dealing with semantics checking phase, code generation phase and the such. </text:p>
      <text:p text:style-name="Text_20_body">boost::spirit allows us to parameterize factory being used for trees, but i've been unable to find a proper way to tune its behavior.</text:p>
      <text:p text:style-name="Text_20_body">any ideas, code? thanks in advance.</text:p>
      <text:p text:style-name="Standard"/>
      <text:p text:style-name="Standard"/>
      <text:p text:style-name="P17">1 <draw:frame draw:style-name="fr1" draw:name="graphics4" text:anchor-type="as-char" svg:width="1.058cm" svg:height="0.661cm" draw:z-index="3"><draw:image xlink:href="http://sstatic.net/so/img/vote-arrow-down.png" xlink:type="simple" xlink:show="embed" xlink:actuate="onLoad"/><svg:title>vote down</svg:title></draw:frame> <draw:frame draw:style-name="fr1" draw:name="graphics5" text:anchor-type="as-char" svg:width="0.794cm" svg:height="0.82cm" draw:z-index="4"><draw:image xlink:href="http://sstatic.net/so/img/vote-accepted-on.png" xlink:type="simple" xlink:show="embed" xlink:actuate="onLoad"/><svg:title>check</svg:title></draw:frame> </text:p>
      <text:p text:style-name="Text_20_body">I'm not sure I understand your question, do you mean something like this? :</text:p>
      <text:p text:style-name="Preformatted_20_Text"><text:span text:style-name="Source_20_Text">typedef boost::variant&lt;VariableNode, ValueNode&gt; AbstractNode;</text:span></text:p>
      <text:p text:style-name="Preformatted_20_Text"><text:span text:style-name="Source_20_Text">template &lt;typename Iterator&gt;</text:span></text:p>
      <text:p text:style-name="Preformatted_20_Text"><text:span text:style-name="Source_20_Text">struct NodeGrammar: public boost::spirit::qi::grammar&lt;Iterator, AbstractNode(), boost::spirit::ascii::space_type&gt;</text:span></text:p>
      <text:p text:style-name="Preformatted_20_Text"><text:span text:style-name="Source_20_Text">{</text:span></text:p>
      <text:p text:style-name="Preformatted_20_Text"><text:span text:style-name="Source_20_Text">    NodeGrammar: NodeGrammar::base_type(start)</text:span></text:p>
      <text:p text:style-name="Preformatted_20_Text"><text:span text:style-name="Source_20_Text">    {</text:span></text:p>
      <text:p text:style-name="Preformatted_20_Text"><text:span text:style-name="Source_20_Text">        start %= variableNode | valueNode &gt;&gt; eps;</text:span></text:p>
      <text:p text:style-name="Preformatted_20_Text"><text:span text:style-name="Source_20_Text">        variableNode %= /*something*/;</text:span></text:p>
      <text:p text:style-name="Preformatted_20_Text"><text:span text:style-name="Source_20_Text">        valueNode %= /*something*/;</text:span></text:p>
      <text:p text:style-name="Preformatted_20_Text"><text:span text:style-name="Source_20_Text">    }</text:span></text:p>
      <text:p text:style-name="Preformatted_20_Text"><text:span text:style-name="Source_20_Text">    //start</text:span></text:p>
      <text:p text:style-name="Preformatted_20_Text"><text:span text:style-name="Source_20_Text">    boost::spirit::qi::rule&lt;Iterator, AbstractNode(), boost::spirit::ascii::space_type&gt; start;</text:span></text:p>
      <text:p text:style-name="Preformatted_20_Text"><text:span text:style-name="Source_20_Text">    boost::spirit::qi::rule&lt;Iterator, VariableNode(), boost::spirit::ascii::space_type&gt; variableNode;</text:span></text:p>
      <text:p text:style-name="Preformatted_20_Text"><text:span text:style-name="Source_20_Text">    boost::spirit::qi::rule&lt;Iterator, ValueNode(), boost::spirit::ascii::space_type&gt; valueNode;</text:span></text:p>
      <text:p text:style-name="P4"><text:span text:style-name="Source_20_Text">};</text:span></text:p>
      <text:p text:style-name="Standard">You can then use boost::apply_visitor (see boost::variant documentation) with a visitor class to do the behavior you want.</text:p>
      <text:p text:style-name="Standard"/>
      <text:p text:style-name="Standard"/>
      <text:p text:style-name="Standard">n1ck, many thanks. yes, you've got my question right. hmm, i need time to have a look at the spirit 2.x version and at boost::variant docs. please stay in touch. – <text:a xlink:type="simple" xlink:href="http://stackoverflow.com/users/194547/varnie">varnie</text:a> Oct 25 at 16:17</text:p>
      <text:p text:style-name="Standard">Well, nice to have been able to help. Here is the link for the most up to date doc for spirit 2.x, don't know if you had been able to get it but I found it hard to find and the one on the boost website was not the latest last time I checked : <text:a xlink:type="simple" xlink:href="http://svn.boost.org/svn/boost/trunk/libs/spirit/doc/html/index.html">svn.boost.org/svn/boost/trunk/libs/spirit/doc/…</text:a>. boost::apply_visitor should be relatively easy to work with if you look at the exemples but if you need help don't hesitate to tell me. Cheers. – <text:a xlink:type="simple" xlink:href="http://stackoverflow.com/users/104473/n1ck">n1ck</text:a> Oct 25 at 20:12</text:p>
      <text:p text:style-name="Standard">all this boost::spirit::qi stuff is completely new for me. i have old boost-spirit classic grammar with generating AST using old boost directives (gen_pt_node_d, gen_ast_node_d etc). it is a time for me to rewrite this code with the usage of boost::spirit::qi. i've found out it is possible to generate AST <text:soft-page-break/>almost on-the-fly just describing it in the grammar (with the help of boost::fusion). – <text:a xlink:type="simple" xlink:href="http://stackoverflow.com/users/194547/varnie">varnie</text:a> Oct 26 at 19:57</text:p>
      <text:p text:style-name="Standard">now i'm facing several issues: 1) how to distinguish between "identifiers" and "keywords" in boost-spirit-2? 2) suppose we have some class, say, ScriptNode which holds std::vector&lt;boost::shared_ptr&lt;UserFuncNode&gt; &gt; as its private member. having all that, how to create an instance of ScriptNode, being parsing an appropriate rule: script_start = *user_func &gt;&gt; eps? thank you for your comments! – <text:a xlink:type="simple" xlink:href="http://stackoverflow.com/users/194547/varnie">varnie</text:a> Oct 26 at 20:00</text:p>
      <text:p text:style-name="Standard"/>
      <text:p text:style-name="Standard"/>
      <text:p text:style-name="Standard"/>
      <text:p text:style-name="Text_20_body">To answer your comment (you might want to start a new question for this): identifiers should probably be stored in a qi::symbols-derived class and keywords would be in your other qi::rules. </text:p>
      <text:p text:style-name="Text_20_body">As for 2) this would be something like this (not tested):</text:p>
      <text:p text:style-name="Preformatted_20_Text"><text:span text:style-name="Source_20_Text">class ScriptNodes</text:span></text:p>
      <text:p text:style-name="Preformatted_20_Text"><text:span text:style-name="Source_20_Text">{</text:span></text:p>
      <text:p text:style-name="Preformatted_20_Text"><text:span text:style-name="Source_20_Text">   //this will  enable fusion_adapt_struct to access your private members</text:span></text:p>
      <text:p text:style-name="Preformatted_20_Text"><text:span text:style-name="Source_20_Text">   template &lt; typename, int&gt;</text:span></text:p>
      <text:p text:style-name="Preformatted_20_Text"><text:span text:style-name="Source_20_Text">   friend struct boost::fusion::extension::struct_member;</text:span></text:p>
      <text:p text:style-name="Preformatted_20_Text"><text:span text:style-name="Source_20_Text">private:</text:span></text:p>
      <text:p text:style-name="Preformatted_20_Text"><text:span text:style-name="Source_20_Text">   typdef std::vector&lt;boost::shared_ptr&lt;UserFuncNode&gt; &gt; Nodes</text:span></text:p>
      <text:p text:style-name="Preformatted_20_Text"><text:span text:style-name="Source_20_Text">   Nodes nodes;</text:span></text:p>
      <text:p text:style-name="Preformatted_20_Text"><text:span text:style-name="Source_20_Text">};</text:span></text:p>
      <text:p text:style-name="Preformatted_20_Text"><text:span text:style-name="Source_20_Text">//when using fusion_adapt_struct, try to typedef any type that contain a ,</text:span></text:p>
      <text:p text:style-name="Preformatted_20_Text"><text:span text:style-name="Source_20_Text">//since it will confuse the macro (ex std::pair&lt;int, int&gt;)</text:span></text:p>
      <text:p text:style-name="Preformatted_20_Text"><text:span text:style-name="Source_20_Text">BOOST_FUSION_ADAPT_STRUCT(</text:span></text:p>
      <text:p text:style-name="Preformatted_20_Text"><text:span text:style-name="Source_20_Text">    ScriptNode,</text:span></text:p>
      <text:p text:style-name="Preformatted_20_Text"><text:span text:style-name="Source_20_Text">    (ScriptNodes::Nodes, nodes)</text:span></text:p>
      <text:p text:style-name="P4"><text:span text:style-name="Source_20_Text">)</text:span></text:p>
      <text:p text:style-name="Text_20_body">..</text:p>
      <text:p text:style-name="Preformatted_20_Text"><text:span text:style-name="Source_20_Text">using boost::spirit::qi::grammar;</text:span></text:p>
      <text:p text:style-name="Preformatted_20_Text"><text:span text:style-name="Source_20_Text">using boost::spirit::ascii::space_type;</text:span></text:p>
      <text:p text:style-name="Preformatted_20_Text"><text:span text:style-name="Source_20_Text">template &lt;typename Iterator&gt;</text:span></text:p>
      <text:p text:style-name="Preformatted_20_Text"><text:span text:style-name="Source_20_Text">struct NodeGrammar: public grammar&lt;Iterator, ScriptNodes(), space_type&gt;</text:span></text:p>
      <text:p text:style-name="Preformatted_20_Text"><text:span text:style-name="Source_20_Text">{</text:span></text:p>
      <text:p text:style-name="Preformatted_20_Text"><text:span text:style-name="Source_20_Text">    NodeGrammar: NodeGrammar::base_type(start)</text:span></text:p>
      <text:p text:style-name="Preformatted_20_Text"><text:span text:style-name="Source_20_Text">    {</text:span></text:p>
      <text:p text:style-name="Preformatted_20_Text"><text:span text:style-name="Source_20_Text">        using namespace boost::spirit::arg_names;</text:span></text:p>
      <text:p text:style-name="Preformatted_20_Text"><text:span text:style-name="Source_20_Text">        using boost::spirit::arg_names::_1;</text:span></text:p>
      <text:p text:style-name="Preformatted_20_Text"><text:span text:style-name="Source_20_Text">        //the %= should automatically store the user_func nodes in start</text:span></text:p>
      <text:p text:style-name="Preformatted_20_Text"><text:span text:style-name="Source_20_Text">        //for more complex rules you might need to do the push_back manually</text:span></text:p>
      <text:p text:style-name="Preformatted_20_Text"><text:span text:style-name="Source_20_Text">        //using phoenix::push_back</text:span></text:p>
      <text:p text:style-name="Preformatted_20_Text"><text:span text:style-name="Source_20_Text">        start %= *user_func &gt;&gt; eps;</text:span></text:p>
      <text:p text:style-name="Preformatted_20_Text"><text:span text:style-name="Source_20_Text">        //this should parse a double and create a new UserFuncNode with the</text:span></text:p>
      <text:p text:style-name="Preformatted_20_Text"><text:span text:style-name="Source_20_Text">        //parsed argument and the result will be assigned in the shared_ptr</text:span></text:p>
      <text:p text:style-name="Preformatted_20_Text"><text:span text:style-name="Source_20_Text">        //variable stored in a user_func</text:span></text:p>
      <text:p text:style-name="Preformatted_20_Text"><text:span text:style-name="Source_20_Text">        user_func = double_[_val = new UserFuncNode(_1)];</text:span></text:p>
      <text:p text:style-name="Preformatted_20_Text"><text:span text:style-name="Source_20_Text">    }</text:span></text:p>
      <text:p text:style-name="Preformatted_20_Text"><text:span text:style-name="Source_20_Text">    using boost::spirit::qi::rule;</text:span></text:p>
      <text:p text:style-name="Preformatted_20_Text"><text:span text:style-name="Source_20_Text">    using boost::shared_ptr;</text:span></text:p>
      <text:p text:style-name="Preformatted_20_Text"><text:span text:style-name="Source_20_Text">    //start</text:span></text:p>
      <text:p text:style-name="Preformatted_20_Text"><text:span text:style-name="Source_20_Text">    rule&lt;Iterator, ScriptNodes(), space_type&gt; start;</text:span></text:p>
      <text:p text:style-name="Preformatted_20_Text"><text:span text:style-name="Source_20_Text">    rule&lt;Iterator, shared_ptr&lt;UserFuncNode&gt;(), space_type&gt; user_func;</text:span></text:p>
      <text:p text:style-name="P4"><text:span text:style-name="Source_20_Text">};</text:span></text:p>
      <text:p text:style-name="Text_20_body">I could probably expend more if you need but you should probably start a new question if you got specific issues so other people can help too as I'm just a beginner user of boost::spirit and they <text:soft-page-break/>might have better answers.</text:p>
      <text:p text:style-name="Text_20_body">Cheers</text:p>
      <text:p text:style-name="Standard"/>
      <text:p text:style-name="P5"><text:span text:style-name="Source_20_Text">http://www.oreillynet.com/network/2003/05/06/examples/calculatorexample.html</text:span></text:p>
      <text:p text:style-name="Preformatted_20_Text"><text:span text:style-name="Source_20_Text"/></text:p>
      <text:p text:style-name="Preformatted_20_Text"><text:span text:style-name="Source_20_Text"/></text:p>
      <text:p text:style-name="Preformatted_20_Text"><text:span text:style-name="Source_20_Text"><text:span text:style-name="T1">#include "boost/spirit.hpp"</text:span></text:span></text:p>
      <text:p text:style-name="Preformatted_20_Text"><text:span text:style-name="Source_20_Text"><text:span text:style-name="T1">#include "boost/spirit/phoenix/binders.hpp"</text:span></text:span></text:p>
      <text:p text:style-name="Preformatted_20_Text"><text:span text:style-name="Source_20_Text"><text:span text:style-name="T1">#include "boost/lambda/lambda.hpp"</text:span></text:span></text:p>
      <text:p text:style-name="Preformatted_20_Text"><text:span text:style-name="Source_20_Text"><text:span text:style-name="T1">#include "boost/lambda/bind.hpp"</text:span></text:span></text:p>
      <text:p text:style-name="Preformatted_20_Text"><text:span text:style-name="Source_20_Text"><text:span text:style-name="T1">#include &lt;cstdlib&gt;</text:span></text:span></text:p>
      <text:p text:style-name="Preformatted_20_Text"><text:span text:style-name="Source_20_Text"><text:span text:style-name="T1">#include &lt;iomanip&gt;</text:span></text:span></text:p>
      <text:p text:style-name="Preformatted_20_Text"><text:span text:style-name="Source_20_Text"><text:span text:style-name="T1">#include &lt;iostream&gt;</text:span></text:span></text:p>
      <text:p text:style-name="Preformatted_20_Text"><text:span text:style-name="Source_20_Text"><text:span text:style-name="T1">#include &lt;istream&gt;</text:span></text:span></text:p>
      <text:p text:style-name="Preformatted_20_Text"><text:span text:style-name="Source_20_Text"><text:span text:style-name="T1">#include &lt;map&gt;</text:span></text:span></text:p>
      <text:p text:style-name="Preformatted_20_Text"><text:span text:style-name="Source_20_Text"><text:span text:style-name="T1">#include &lt;ostream&gt;</text:span></text:span></text:p>
      <text:p text:style-name="Preformatted_20_Text"><text:span text:style-name="Source_20_Text"><text:span text:style-name="T1">#include &lt;string&gt;</text:span></text:span></text:p>
      <text:p text:style-name="P3"/>
      <text:p text:style-name="Preformatted_20_Text"><text:span text:style-name="Source_20_Text"><text:span text:style-name="T1">// Semantic actions can be functors. The operator() function is called</text:span></text:span></text:p>
      <text:p text:style-name="Preformatted_20_Text"><text:span text:style-name="Source_20_Text"><text:span text:style-name="T1">// with two iterators that specify the range of input that matches the production.</text:span></text:span></text:p>
      <text:p text:style-name="Preformatted_20_Text"><text:span text:style-name="Source_20_Text"><text:span text:style-name="T1">struct do_help {</text:span></text:span></text:p>
      <text:p text:style-name="Preformatted_20_Text"><text:span text:style-name="Source_20_Text"><text:span text:style-name="T1"><text:s text:c="2"/>template&lt;typename Iter&gt;</text:span></text:span></text:p>
      <text:p text:style-name="Preformatted_20_Text"><text:span text:style-name="Source_20_Text"><text:span text:style-name="T1"><text:s text:c="2"/>void operator()(Iter, Iter) const</text:span></text:span></text:p>
      <text:p text:style-name="Preformatted_20_Text"><text:span text:style-name="Source_20_Text"><text:span text:style-name="T1"><text:s text:c="2"/>{</text:span></text:span></text:p>
      <text:p text:style-name="Preformatted_20_Text"><text:span text:style-name="Source_20_Text"><text:span text:style-name="T1"><text:s text:c="4"/>std::cout &lt;&lt; "help - to be implemented\n";</text:span></text:span></text:p>
      <text:p text:style-name="Preformatted_20_Text"><text:span text:style-name="Source_20_Text"><text:span text:style-name="T1"><text:s text:c="2"/>}</text:span></text:span></text:p>
      <text:p text:style-name="Preformatted_20_Text"><text:span text:style-name="Source_20_Text"><text:span text:style-name="T1">};</text:span></text:span></text:p>
      <text:p text:style-name="P3"/>
      <text:p text:style-name="Preformatted_20_Text"><text:span text:style-name="Source_20_Text"><text:span text:style-name="T1">struct do_quit {</text:span></text:span></text:p>
      <text:p text:style-name="Preformatted_20_Text"><text:span text:style-name="Source_20_Text"><text:span text:style-name="T1"><text:s text:c="2"/>template&lt;typename Iter&gt;</text:span></text:span></text:p>
      <text:p text:style-name="Preformatted_20_Text"><text:span text:style-name="Source_20_Text"><text:span text:style-name="T1"><text:s text:c="2"/>void operator()(Iter, Iter) const</text:span></text:span></text:p>
      <text:p text:style-name="Preformatted_20_Text"><text:span text:style-name="Source_20_Text"><text:span text:style-name="T1"><text:s text:c="2"/>{</text:span></text:span></text:p>
      <text:p text:style-name="Preformatted_20_Text"><text:span text:style-name="Source_20_Text"><text:span text:style-name="T1"><text:s text:c="4"/>std::exit(EXIT_SUCCESS);</text:span></text:span></text:p>
      <text:p text:style-name="Preformatted_20_Text"><text:span text:style-name="Source_20_Text"><text:span text:style-name="T1"><text:s text:c="2"/>}</text:span></text:span></text:p>
      <text:p text:style-name="Preformatted_20_Text"><text:span text:style-name="Source_20_Text"><text:span text:style-name="T1">};</text:span></text:span></text:p>
      <text:p text:style-name="P3"/>
      <text:p text:style-name="Preformatted_20_Text"><text:span text:style-name="Source_20_Text"><text:span text:style-name="T1">// Symbol table for storing variables.</text:span></text:span></text:p>
      <text:p text:style-name="Preformatted_20_Text"><text:span text:style-name="Source_20_Text"><text:span text:style-name="T1">typedef std::map&lt;std::string, double&gt; symtab_t;</text:span></text:span></text:p>
      <text:p text:style-name="P3"/>
      <text:p text:style-name="Preformatted_20_Text"><text:span text:style-name="Source_20_Text"><text:span text:style-name="T1">struct calculator : boost::spirit::grammar&lt;calculator&gt;</text:span></text:span></text:p>
      <text:p text:style-name="Preformatted_20_Text"><text:span text:style-name="Source_20_Text"><text:span text:style-name="T1">{</text:span></text:span></text:p>
      <text:p text:style-name="Preformatted_20_Text"><text:span text:style-name="Source_20_Text"><text:span text:style-name="T1"><text:s text:c="2"/>// The parser object is copied a lot, so instead of keeping its own table</text:span></text:span></text:p>
      <text:p text:style-name="Preformatted_20_Text"><text:span text:style-name="Source_20_Text"><text:span text:style-name="T1"><text:s text:c="2"/>// of variables, it keeps track of a reference to a common table.</text:span></text:span></text:p>
      <text:p text:style-name="Preformatted_20_Text"><text:span text:style-name="Source_20_Text"><text:span text:style-name="T1"><text:s text:c="2"/>calculator(symtab_t&amp; variables) : variables(variables) {}</text:span></text:span></text:p>
      <text:p text:style-name="P3"/>
      <text:p text:style-name="Preformatted_20_Text"><text:span text:style-name="Source_20_Text"><text:span text:style-name="T1"><text:s text:c="2"/>// A production can have an associated closure, to store information</text:span></text:span></text:p>
      <text:p text:style-name="Preformatted_20_Text"><text:span text:style-name="Source_20_Text"><text:span text:style-name="T1"><text:s text:c="2"/>// for that production.</text:span></text:span></text:p>
      <text:p text:style-name="Preformatted_20_Text"><text:span text:style-name="Source_20_Text"><text:span text:style-name="T1"><text:s text:c="2"/>struct value_closure : boost::spirit::closure&lt;value_closure, double&gt;</text:span></text:span></text:p>
      <text:p text:style-name="Preformatted_20_Text"><text:span text:style-name="Source_20_Text"><text:span text:style-name="T1"><text:s text:c="2"/>{</text:span></text:span></text:p>
      <text:p text:style-name="Preformatted_20_Text"><text:span text:style-name="Source_20_Text"><text:span text:style-name="T1"><text:s text:c="4"/>member1 value;</text:span></text:span></text:p>
      <text:p text:style-name="Preformatted_20_Text"><text:span text:style-name="Source_20_Text"><text:span text:style-name="T1"><text:s text:c="2"/>};</text:span></text:span></text:p>
      <text:p text:style-name="P3"/>
      <text:p text:style-name="Preformatted_20_Text"><text:span text:style-name="Source_20_Text"><text:span text:style-name="T1"><text:s text:c="2"/>struct assignment_closure :</text:span></text:span></text:p>
      <text:p text:style-name="Preformatted_20_Text"><text:span text:style-name="Source_20_Text"><text:span text:style-name="T1"><text:s text:c="4"/>boost::spirit::closure&lt;assignment_closure, std::string, double&gt;</text:span></text:span></text:p>
      <text:p text:style-name="Preformatted_20_Text"><text:span text:style-name="Source_20_Text"><text:span text:style-name="T1"><text:s text:c="2"/>{</text:span></text:span></text:p>
      <text:p text:style-name="Preformatted_20_Text"><text:span text:style-name="Source_20_Text"><text:span text:style-name="T1"><text:s text:c="4"/>member1 name;</text:span></text:span></text:p>
      <text:p text:style-name="Preformatted_20_Text"><text:span text:style-name="Source_20_Text"><text:span text:style-name="T1"><text:s text:c="4"/>member2 value;</text:span></text:span></text:p>
      <text:p text:style-name="Preformatted_20_Text"><text:span text:style-name="Source_20_Text"><text:span text:style-name="T1"><text:s text:c="2"/>};</text:span></text:span></text:p>
      <text:p text:style-name="P3"/>
      <text:p text:style-name="Preformatted_20_Text"><text:span text:style-name="Source_20_Text"><text:span text:style-name="T1"><text:s text:c="2"/>struct string_closure : boost::spirit::closure&lt;string_closure, std::string&gt;</text:span></text:span></text:p>
      <text:p text:style-name="Preformatted_20_Text"><text:span text:style-name="Source_20_Text"><text:span text:style-name="T1"><text:s text:c="2"/>{</text:span></text:span></text:p>
      <text:p text:style-name="Preformatted_20_Text"><text:span text:style-name="Source_20_Text"><text:span text:style-name="T1"><text:s text:c="4"/>member1 name;</text:span></text:span></text:p>
      <text:p text:style-name="Preformatted_20_Text"><text:span text:style-name="Source_20_Text"><text:span text:style-name="T1"><text:s text:c="2"/>};</text:span></text:span></text:p>
      <text:p text:style-name="P3"/>
      <text:p text:style-name="Preformatted_20_Text"><text:span text:style-name="Source_20_Text"><text:span text:style-name="T1"><text:s text:c="2"/>// Following is the grammar definition.</text:span></text:span></text:p>
      <text:p text:style-name="Preformatted_20_Text"><text:span text:style-name="Source_20_Text"><text:span text:style-name="T1"><text:s text:c="2"/>template &lt;typename ScannerT&gt;</text:span></text:span></text:p>
      <text:p text:style-name="Preformatted_20_Text"><text:span text:style-name="Source_20_Text"><text:span text:style-name="T1"><text:s text:c="2"/>struct definition</text:span></text:span></text:p>
      <text:p text:style-name="Preformatted_20_Text"><text:span text:style-name="Source_20_Text"><text:span text:style-name="T1"><text:s text:c="2"/>{</text:span></text:span></text:p>
      <text:p text:style-name="Preformatted_20_Text"><text:span text:style-name="Source_20_Text"><text:span text:style-name="T1"><text:s text:c="4"/>definition(calculator const&amp; self)</text:span></text:span></text:p>
      <text:p text:style-name="Preformatted_20_Text"><text:span text:style-name="Source_20_Text"><text:span text:style-name="T1"><text:s text:c="4"/>{</text:span></text:span></text:p>
      <text:p text:style-name="Preformatted_20_Text"><text:span text:style-name="Source_20_Text"><text:span text:style-name="T1"><text:s text:c="6"/>using namespace boost::spirit;</text:span></text:span></text:p>
      <text:p text:style-name="Preformatted_20_Text"><text:span text:style-name="Source_20_Text"><text:span text:style-name="T1"><text:s text:c="6"/>using namespace phoenix;</text:span></text:span></text:p>
      <text:p text:style-name="P3"/>
      <text:p text:style-name="Preformatted_20_Text"><text:span text:style-name="Source_20_Text"><text:span text:style-name="T1"><text:s text:c="6"/>// The commands are linked to functors or member functions,</text:span></text:span></text:p>
      <text:p text:style-name="Preformatted_20_Text"><text:span text:style-name="Source_20_Text"><text:span text:style-name="T1"><text:s text:c="6"/>// to demonstrate both styles. In real code, you should choose</text:span></text:span></text:p>
      <text:p text:style-name="Preformatted_20_Text"><text:span text:style-name="Source_20_Text"><text:span text:style-name="T1"><text:s text:c="6"/>// one style and use it uniformly.</text:span></text:span></text:p>
      <text:p text:style-name="Preformatted_20_Text"><text:span text:style-name="Source_20_Text"><text:span text:style-name="T1"><text:s text:c="6"/>command</text:span></text:span></text:p>
      <text:p text:style-name="Preformatted_20_Text"><text:span text:style-name="Source_20_Text"><text:span text:style-name="T1"><text:s text:c="8"/>= as_lower_d["help"][do_help()]</text:span></text:span></text:p>
      <text:p text:style-name="Preformatted_20_Text"><text:span text:style-name="Source_20_Text"><text:span text:style-name="T1"><text:s text:c="8"/>| as_lower_d["quit"][do_quit()]</text:span></text:span></text:p>
      <text:p text:style-name="Preformatted_20_Text"><text:span text:style-name="Source_20_Text"><text:span text:style-name="T1"><text:s text:c="8"/>| as_lower_d["dump"][bind(&amp;calculator::dump)(self)]</text:span></text:span></text:p>
      <text:p text:style-name="Preformatted_20_Text"><text:soft-page-break/><text:span text:style-name="Source_20_Text"><text:span text:style-name="T1"><text:s text:c="8"/>;</text:span></text:span></text:p>
      <text:p text:style-name="P3"/>
      <text:p text:style-name="Preformatted_20_Text"><text:span text:style-name="Source_20_Text"><text:span text:style-name="T1"><text:s text:c="6"/>// The lexeme_d directive tells the scanner to treat white space as</text:span></text:span></text:p>
      <text:p text:style-name="Preformatted_20_Text"><text:span text:style-name="Source_20_Text"><text:span text:style-name="T1"><text:s text:c="6"/>// significant. Thus, an identifier cannot have internal white space.</text:span></text:span></text:p>
      <text:p text:style-name="Preformatted_20_Text"><text:span text:style-name="Source_20_Text"><text:span text:style-name="T1"><text:s text:c="6"/>// The alpha_p and alnum_p parsers are built-in.</text:span></text:span></text:p>
      <text:p text:style-name="Preformatted_20_Text"><text:span text:style-name="Source_20_Text"><text:span text:style-name="T1"><text:s text:c="6"/>// Notice how the semantic action uses a Phoenix lambda function</text:span></text:span></text:p>
      <text:p text:style-name="Preformatted_20_Text"><text:span text:style-name="Source_20_Text"><text:span text:style-name="T1"><text:s text:c="6"/>// that constructs a std::string. The arg1 and arg2 placeholders are</text:span></text:span></text:p>
      <text:p text:style-name="Preformatted_20_Text"><text:span text:style-name="Source_20_Text"><text:span text:style-name="T1"><text:s text:c="6"/>// are bound at runtime to the iterator range that matches this rule.</text:span></text:span></text:p>
      <text:p text:style-name="Preformatted_20_Text"><text:span text:style-name="Source_20_Text"><text:span text:style-name="T1"><text:s text:c="6"/>identifier</text:span></text:span></text:p>
      <text:p text:style-name="Preformatted_20_Text"><text:span text:style-name="Source_20_Text"><text:span text:style-name="T1"><text:s text:c="8"/>= lexeme_d</text:span></text:span></text:p>
      <text:p text:style-name="Preformatted_20_Text"><text:span text:style-name="Source_20_Text"><text:span text:style-name="T1"><text:s text:c="8"/>[</text:span></text:span></text:p>
      <text:p text:style-name="Preformatted_20_Text"><text:span text:style-name="Source_20_Text"><text:span text:style-name="T1"><text:s text:c="10"/>( alpha_p | '_')</text:span></text:span></text:p>
      <text:p text:style-name="Preformatted_20_Text"><text:span text:style-name="Source_20_Text"><text:span text:style-name="T1"><text:s text:c="10"/>&gt;&gt; *( alnum_p | '_')</text:span></text:span></text:p>
      <text:p text:style-name="Preformatted_20_Text"><text:span text:style-name="Source_20_Text"><text:span text:style-name="T1"><text:s text:c="8"/>][identifier.name = construct_&lt;std::string&gt;(arg1, arg2)]</text:span></text:span></text:p>
      <text:p text:style-name="Preformatted_20_Text"><text:span text:style-name="Source_20_Text"><text:span text:style-name="T1"><text:s text:c="8"/>;</text:span></text:span></text:p>
      <text:p text:style-name="P3"/>
      <text:p text:style-name="Preformatted_20_Text"><text:span text:style-name="Source_20_Text"><text:span text:style-name="T1"><text:s text:c="6"/>group</text:span></text:span></text:p>
      <text:p text:style-name="Preformatted_20_Text"><text:span text:style-name="Source_20_Text"><text:span text:style-name="T1"><text:s text:c="8"/>= '('</text:span></text:span></text:p>
      <text:p text:style-name="Preformatted_20_Text"><text:span text:style-name="Source_20_Text"><text:span text:style-name="T1"><text:s text:c="10"/>&gt;&gt; expression[group.value = arg1]</text:span></text:span></text:p>
      <text:p text:style-name="Preformatted_20_Text"><text:span text:style-name="Source_20_Text"><text:span text:style-name="T1"><text:s text:c="10"/>&gt;&gt; ')'</text:span></text:span></text:p>
      <text:p text:style-name="Preformatted_20_Text"><text:span text:style-name="Source_20_Text"><text:span text:style-name="T1"><text:s text:c="8"/>;</text:span></text:span></text:p>
      <text:p text:style-name="P3"/>
      <text:p text:style-name="Preformatted_20_Text"><text:span text:style-name="Source_20_Text"><text:span text:style-name="T1"><text:s text:c="6"/>// An assignment statement must store the variable name and value.</text:span></text:span></text:p>
      <text:p text:style-name="Preformatted_20_Text"><text:span text:style-name="Source_20_Text"><text:span text:style-name="T1"><text:s text:c="6"/>// The name and the value are stored in the closure, then the define</text:span></text:span></text:p>
      <text:p text:style-name="Preformatted_20_Text"><text:span text:style-name="Source_20_Text"><text:span text:style-name="T1"><text:s text:c="6"/>// function is called to store the definition. Notice how a rule can</text:span></text:span></text:p>
      <text:p text:style-name="Preformatted_20_Text"><text:span text:style-name="Source_20_Text"><text:span text:style-name="T1"><text:s text:c="6"/>// have multiple semantic actions.</text:span></text:span></text:p>
      <text:p text:style-name="Preformatted_20_Text"><text:span text:style-name="Source_20_Text"><text:span text:style-name="T1"><text:s text:c="6"/>assignment</text:span></text:span></text:p>
      <text:p text:style-name="Preformatted_20_Text"><text:span text:style-name="Source_20_Text"><text:span text:style-name="T1"><text:s text:c="8"/>= identifier[assignment.name = arg1]</text:span></text:span></text:p>
      <text:p text:style-name="Preformatted_20_Text"><text:span text:style-name="Source_20_Text"><text:span text:style-name="T1"><text:s text:c="10"/>&gt;&gt; '='</text:span></text:span></text:p>
      <text:p text:style-name="Preformatted_20_Text"><text:span text:style-name="Source_20_Text"><text:span text:style-name="T1"><text:s text:c="10"/>&gt;&gt; expression[assignment.value = arg1]</text:span></text:span></text:p>
      <text:p text:style-name="Preformatted_20_Text"><text:span text:style-name="Source_20_Text"><text:span text:style-name="T1"><text:s text:c="15"/>[bind(&amp;calculator::define)(self, assignment.name, assignment.value)]</text:span></text:span></text:p>
      <text:p text:style-name="Preformatted_20_Text"><text:span text:style-name="Source_20_Text"><text:span text:style-name="T1"><text:s text:c="8"/>;</text:span></text:span></text:p>
      <text:p text:style-name="P3"/>
      <text:p text:style-name="Preformatted_20_Text"><text:span text:style-name="Source_20_Text"><text:span text:style-name="T1"><text:s text:c="6"/>// A statement can end at the end of the line, or with a semicolon.</text:span></text:span></text:p>
      <text:p text:style-name="Preformatted_20_Text"><text:span text:style-name="Source_20_Text"><text:span text:style-name="T1"><text:s text:c="6"/>statement</text:span></text:span></text:p>
      <text:p text:style-name="Preformatted_20_Text"><text:span text:style-name="Source_20_Text"><text:span text:style-name="T1"><text:s text:c="8"/>= <text:s text:c="2"/>( command</text:span></text:span></text:p>
      <text:p text:style-name="Preformatted_20_Text"><text:span text:style-name="Source_20_Text"><text:span text:style-name="T1"><text:s text:c="12"/>| assignment</text:span></text:span></text:p>
      <text:p text:style-name="Preformatted_20_Text"><text:span text:style-name="Source_20_Text"><text:span text:style-name="T1"><text:s text:c="12"/>| expression[bind(&amp;calculator::do_print)(self, arg1)]</text:span></text:span></text:p>
      <text:p text:style-name="Preformatted_20_Text"><text:span text:style-name="Source_20_Text"><text:span text:style-name="T1"><text:s text:c="10"/>)</text:span></text:span></text:p>
      <text:p text:style-name="Preformatted_20_Text"><text:span text:style-name="Source_20_Text"><text:span text:style-name="T1"><text:s text:c="8"/>&gt;&gt; (end_p | ';')</text:span></text:span></text:p>
      <text:p text:style-name="Preformatted_20_Text"><text:span text:style-name="Source_20_Text"><text:span text:style-name="T1"><text:s text:c="8"/>;</text:span></text:span></text:p>
      <text:p text:style-name="P3"/>
      <text:p text:style-name="Preformatted_20_Text"><text:span text:style-name="Source_20_Text"><text:span text:style-name="T1"><text:s text:c="6"/>// The longest_d directive is built-in to tell the parser to make</text:span></text:span></text:p>
      <text:p text:style-name="Preformatted_20_Text"><text:span text:style-name="Source_20_Text"><text:span text:style-name="T1"><text:s text:c="6"/>// the longest match it can. Thus "1.23" matches real_p rather than</text:span></text:span></text:p>
      <text:p text:style-name="Preformatted_20_Text"><text:span text:style-name="Source_20_Text"><text:span text:style-name="T1"><text:s text:c="6"/>// int_p followed by ".23".</text:span></text:span></text:p>
      <text:p text:style-name="Preformatted_20_Text"><text:span text:style-name="Source_20_Text"><text:span text:style-name="T1"><text:s text:c="6"/>literal</text:span></text:span></text:p>
      <text:p text:style-name="Preformatted_20_Text"><text:span text:style-name="Source_20_Text"><text:span text:style-name="T1"><text:s text:c="8"/>= longest_d</text:span></text:span></text:p>
      <text:p text:style-name="Preformatted_20_Text"><text:span text:style-name="Source_20_Text"><text:span text:style-name="T1"><text:s text:c="8"/>[</text:span></text:span></text:p>
      <text:p text:style-name="Preformatted_20_Text"><text:span text:style-name="Source_20_Text"><text:span text:style-name="T1"><text:s text:c="10"/>int_p[literal.value = arg1]</text:span></text:span></text:p>
      <text:p text:style-name="Preformatted_20_Text"><text:span text:style-name="Source_20_Text"><text:span text:style-name="T1"><text:s text:c="10"/>| real_p[literal.value = arg1]</text:span></text:span></text:p>
      <text:p text:style-name="Preformatted_20_Text"><text:span text:style-name="Source_20_Text"><text:span text:style-name="T1"><text:s text:c="8"/>]</text:span></text:span></text:p>
      <text:p text:style-name="Preformatted_20_Text"><text:span text:style-name="Source_20_Text"><text:span text:style-name="T1"><text:s text:c="8"/>;</text:span></text:span></text:p>
      <text:p text:style-name="P3"/>
      <text:p text:style-name="Preformatted_20_Text"><text:span text:style-name="Source_20_Text"><text:span text:style-name="T1"><text:s text:c="6"/>// A variable name must be looked up. This is a straightforward</text:span></text:span></text:p>
      <text:p text:style-name="Preformatted_20_Text"><text:span text:style-name="Source_20_Text"><text:span text:style-name="T1"><text:s text:c="6"/>// Phoenix binding.</text:span></text:span></text:p>
      <text:p text:style-name="Preformatted_20_Text"><text:span text:style-name="Source_20_Text"><text:span text:style-name="T1"><text:s text:c="6"/>factor</text:span></text:span></text:p>
      <text:p text:style-name="Preformatted_20_Text"><text:span text:style-name="Source_20_Text"><text:span text:style-name="T1"><text:s text:c="8"/>= literal[factor.value = arg1]</text:span></text:span></text:p>
      <text:p text:style-name="Preformatted_20_Text"><text:span text:style-name="Source_20_Text"><text:span text:style-name="T1"><text:s text:c="8"/>| group[factor.value = arg1]</text:span></text:span></text:p>
      <text:p text:style-name="Preformatted_20_Text"><text:span text:style-name="Source_20_Text"><text:span text:style-name="T1"><text:s text:c="8"/>| identifier[factor.value = bind(&amp;calculator::lookup)(self, arg1)]</text:span></text:span></text:p>
      <text:p text:style-name="Preformatted_20_Text"><text:span text:style-name="Source_20_Text"><text:span text:style-name="T1"><text:s text:c="8"/>;</text:span></text:span></text:p>
      <text:p text:style-name="P3"/>
      <text:p text:style-name="Preformatted_20_Text"><text:span text:style-name="Source_20_Text"><text:span text:style-name="T1"><text:s text:c="6"/>term</text:span></text:span></text:p>
      <text:p text:style-name="Preformatted_20_Text"><text:span text:style-name="Source_20_Text"><text:span text:style-name="T1"><text:s text:c="8"/>= factor[term.value = arg1]</text:span></text:span></text:p>
      <text:p text:style-name="Preformatted_20_Text"><text:span text:style-name="Source_20_Text"><text:span text:style-name="T1"><text:s text:c="10"/>&gt;&gt; *( ('*' &gt;&gt; factor[term.value *= arg1])</text:span></text:span></text:p>
      <text:p text:style-name="Preformatted_20_Text"><text:span text:style-name="Source_20_Text"><text:span text:style-name="T1"><text:s text:c="14"/>| ('/' &gt;&gt; factor[term.value /= arg1])</text:span></text:span></text:p>
      <text:p text:style-name="Preformatted_20_Text"><text:span text:style-name="Source_20_Text"><text:span text:style-name="T1"><text:s text:c="12"/>)</text:span></text:span></text:p>
      <text:p text:style-name="Preformatted_20_Text"><text:span text:style-name="Source_20_Text"><text:span text:style-name="T1"><text:s text:c="8"/>;</text:span></text:span></text:p>
      <text:p text:style-name="P3"/>
      <text:p text:style-name="Preformatted_20_Text"><text:span text:style-name="Source_20_Text"><text:span text:style-name="T1"><text:s text:c="6"/>expression</text:span></text:span></text:p>
      <text:p text:style-name="Preformatted_20_Text"><text:span text:style-name="Source_20_Text"><text:span text:style-name="T1"><text:s text:c="8"/>= term[expression.value = arg1]</text:span></text:span></text:p>
      <text:p text:style-name="Preformatted_20_Text"><text:span text:style-name="Source_20_Text"><text:span text:style-name="T1"><text:s text:c="10"/>&gt;&gt; *( ('+' &gt;&gt; term[expression.value += arg1])</text:span></text:span></text:p>
      <text:p text:style-name="Preformatted_20_Text"><text:span text:style-name="Source_20_Text"><text:span text:style-name="T1"><text:s text:c="14"/>| ('-' &gt;&gt; term[expression.value -= arg1])</text:span></text:span></text:p>
      <text:p text:style-name="Preformatted_20_Text"><text:span text:style-name="Source_20_Text"><text:span text:style-name="T1"><text:s text:c="12"/>)</text:span></text:span></text:p>
      <text:p text:style-name="Preformatted_20_Text"><text:span text:style-name="Source_20_Text"><text:span text:style-name="T1"><text:s text:c="8"/>;</text:span></text:span></text:p>
      <text:p text:style-name="Preformatted_20_Text"><text:span text:style-name="Source_20_Text"><text:span text:style-name="T1"><text:s text:c="4"/>}</text:span></text:span></text:p>
      <text:p text:style-name="P3"/>
      <text:p text:style-name="Preformatted_20_Text"><text:span text:style-name="Source_20_Text"><text:span text:style-name="T1"><text:s text:c="4"/>// The start symbol is returned from start().</text:span></text:span></text:p>
      <text:p text:style-name="Preformatted_20_Text"><text:span text:style-name="Source_20_Text"><text:span text:style-name="T1"><text:s text:c="4"/>boost::spirit::rule&lt;ScannerT&gt; const&amp;</text:span></text:span></text:p>
      <text:p text:style-name="Preformatted_20_Text"><text:soft-page-break/><text:span text:style-name="Source_20_Text"><text:span text:style-name="T1"><text:s text:c="4"/>start() const { return statement; }</text:span></text:span></text:p>
      <text:p text:style-name="P3"/>
      <text:p text:style-name="Preformatted_20_Text"><text:span text:style-name="Source_20_Text"><text:span text:style-name="T1"><text:s text:c="4"/>// Each rule must be declared, optionally with an associated closure.</text:span></text:span></text:p>
      <text:p text:style-name="Preformatted_20_Text"><text:span text:style-name="Source_20_Text"><text:span text:style-name="T1"><text:s text:c="4"/>boost::spirit::rule&lt;ScannerT&gt; command, statement;</text:span></text:span></text:p>
      <text:p text:style-name="Preformatted_20_Text"><text:span text:style-name="Source_20_Text"><text:span text:style-name="T1"><text:s text:c="4"/>boost::spirit::rule&lt;ScannerT, assignment_closure::context_t&gt; assignment;</text:span></text:span></text:p>
      <text:p text:style-name="Preformatted_20_Text"><text:span text:style-name="Source_20_Text"><text:span text:style-name="T1"><text:s text:c="4"/>boost::spirit::rule&lt;ScannerT, string_closure::context_t&gt; identifier;</text:span></text:span></text:p>
      <text:p text:style-name="Preformatted_20_Text"><text:span text:style-name="Source_20_Text"><text:span text:style-name="T1"><text:s text:c="4"/>boost::spirit::rule&lt;ScannerT, value_closure::context_t&gt; expression, factor,</text:span></text:span></text:p>
      <text:p text:style-name="Preformatted_20_Text"><text:span text:style-name="Source_20_Text"><text:span text:style-name="T1"><text:s text:c="60"/>group, literal, term;</text:span></text:span></text:p>
      <text:p text:style-name="Preformatted_20_Text"><text:span text:style-name="Source_20_Text"><text:span text:style-name="T1"><text:s text:c="2"/>};</text:span></text:span></text:p>
      <text:p text:style-name="P3"/>
      <text:p text:style-name="Preformatted_20_Text"><text:span text:style-name="Source_20_Text"><text:span text:style-name="T1"><text:s text:c="2"/>// Member functions that are called in semantic actions.</text:span></text:span></text:p>
      <text:p text:style-name="Preformatted_20_Text"><text:span text:style-name="Source_20_Text"><text:span text:style-name="T1"><text:s text:c="2"/>void define(const std::string&amp; name, double value) const</text:span></text:span></text:p>
      <text:p text:style-name="Preformatted_20_Text"><text:span text:style-name="Source_20_Text"><text:span text:style-name="T1"><text:s text:c="2"/>{</text:span></text:span></text:p>
      <text:p text:style-name="Preformatted_20_Text"><text:span text:style-name="Source_20_Text"><text:span text:style-name="T1"><text:s text:c="4"/>variables[name] = value;</text:span></text:span></text:p>
      <text:p text:style-name="Preformatted_20_Text"><text:span text:style-name="Source_20_Text"><text:span text:style-name="T1"><text:s text:c="2"/>}</text:span></text:span></text:p>
      <text:p text:style-name="P3"/>
      <text:p text:style-name="Preformatted_20_Text"><text:span text:style-name="Source_20_Text"><text:span text:style-name="T1"><text:s text:c="2"/>double lookup(const std::string&amp; name) const</text:span></text:span></text:p>
      <text:p text:style-name="Preformatted_20_Text"><text:span text:style-name="Source_20_Text"><text:span text:style-name="T1"><text:s text:c="2"/>{</text:span></text:span></text:p>
      <text:p text:style-name="Preformatted_20_Text"><text:span text:style-name="Source_20_Text"><text:span text:style-name="T1"><text:s text:c="4"/>symtab_t::iterator it = variables.find(name);</text:span></text:span></text:p>
      <text:p text:style-name="Preformatted_20_Text"><text:span text:style-name="Source_20_Text"><text:span text:style-name="T1"><text:s text:c="4"/>if (it == variables.end()) {</text:span></text:span></text:p>
      <text:p text:style-name="Preformatted_20_Text"><text:span text:style-name="Source_20_Text"><text:span text:style-name="T1"><text:s text:c="6"/>std::cerr &lt;&lt; "undefined name: " &lt;&lt; name &lt;&lt; '\n';</text:span></text:span></text:p>
      <text:p text:style-name="Preformatted_20_Text"><text:span text:style-name="Source_20_Text"><text:span text:style-name="T1"><text:s text:c="6"/>return 0.0;</text:span></text:span></text:p>
      <text:p text:style-name="Preformatted_20_Text"><text:span text:style-name="Source_20_Text"><text:span text:style-name="T1"><text:s text:c="4"/>}</text:span></text:span></text:p>
      <text:p text:style-name="Preformatted_20_Text"><text:span text:style-name="Source_20_Text"><text:span text:style-name="T1"><text:s text:c="4"/>else</text:span></text:span></text:p>
      <text:p text:style-name="Preformatted_20_Text"><text:span text:style-name="Source_20_Text"><text:span text:style-name="T1"><text:s text:c="6"/>return (*it).second;</text:span></text:span></text:p>
      <text:p text:style-name="Preformatted_20_Text"><text:span text:style-name="Source_20_Text"><text:span text:style-name="T1"><text:s text:c="2"/>}</text:span></text:span></text:p>
      <text:p text:style-name="P3"/>
      <text:p text:style-name="Preformatted_20_Text"><text:span text:style-name="Source_20_Text"><text:span text:style-name="T1"><text:s text:c="2"/>void do_print(double x) const</text:span></text:span></text:p>
      <text:p text:style-name="Preformatted_20_Text"><text:span text:style-name="Source_20_Text"><text:span text:style-name="T1"><text:s text:c="2"/>{</text:span></text:span></text:p>
      <text:p text:style-name="Preformatted_20_Text"><text:span text:style-name="Source_20_Text"><text:span text:style-name="T1"><text:s text:c="4"/>std::cout &lt;&lt; x &lt;&lt; '\n';</text:span></text:span></text:p>
      <text:p text:style-name="Preformatted_20_Text"><text:span text:style-name="Source_20_Text"><text:span text:style-name="T1"><text:s text:c="2"/>}</text:span></text:span></text:p>
      <text:p text:style-name="P3"/>
      <text:p text:style-name="Preformatted_20_Text"><text:span text:style-name="Source_20_Text"><text:span text:style-name="T1"><text:s text:c="2"/>void dump() const</text:span></text:span></text:p>
      <text:p text:style-name="Preformatted_20_Text"><text:span text:style-name="Source_20_Text"><text:span text:style-name="T1"><text:s text:c="2"/>{</text:span></text:span></text:p>
      <text:p text:style-name="Preformatted_20_Text"><text:span text:style-name="Source_20_Text"><text:span text:style-name="T1"><text:s text:c="4"/>// Dump the entire symbol table. Notice how this function uses</text:span></text:span></text:p>
      <text:p text:style-name="Preformatted_20_Text"><text:span text:style-name="Source_20_Text"><text:span text:style-name="T1"><text:s text:c="4"/>// Boost lambda functions instead of Phoenix, just to show you that</text:span></text:span></text:p>
      <text:p text:style-name="Preformatted_20_Text"><text:span text:style-name="Source_20_Text"><text:span text:style-name="T1"><text:s text:c="4"/>// you can mix the two in a single file.</text:span></text:span></text:p>
      <text:p text:style-name="Preformatted_20_Text"><text:span text:style-name="Source_20_Text"><text:span text:style-name="T1"><text:s text:c="4"/>using namespace boost::lambda;</text:span></text:span></text:p>
      <text:p text:style-name="Preformatted_20_Text"><text:span text:style-name="Source_20_Text"><text:span text:style-name="T1"><text:s text:c="4"/>typedef std::pair&lt;const std::string, double&gt; symtab_pair;</text:span></text:span></text:p>
      <text:p text:style-name="Preformatted_20_Text"><text:span text:style-name="Source_20_Text"><text:span text:style-name="T1"><text:s text:c="4"/>for_each(variables.begin(), variables.end(),</text:span></text:span></text:p>
      <text:p text:style-name="Preformatted_20_Text"><text:span text:style-name="Source_20_Text"><text:span text:style-name="T1"><text:s text:c="6"/>std::cout &lt;&lt; bind(&amp;symtab_pair::first, _1) &lt;&lt; '=' &lt;&lt;</text:span></text:span></text:p>
      <text:p text:style-name="Preformatted_20_Text"><text:span text:style-name="Source_20_Text"><text:span text:style-name="T1"><text:s text:c="19"/>bind(&amp;symtab_pair::second, _1) &lt;&lt; '\n');</text:span></text:span></text:p>
      <text:p text:style-name="Preformatted_20_Text"><text:span text:style-name="Source_20_Text"><text:span text:style-name="T1"><text:s text:c="2"/>}</text:span></text:span></text:p>
      <text:p text:style-name="P3"/>
      <text:p text:style-name="Preformatted_20_Text"><text:span text:style-name="Source_20_Text"><text:span text:style-name="T1">private:</text:span></text:span></text:p>
      <text:p text:style-name="Preformatted_20_Text"><text:span text:style-name="Source_20_Text"><text:span text:style-name="T1"><text:s text:c="2"/>symtab_t&amp; variables;</text:span></text:span></text:p>
      <text:p text:style-name="Preformatted_20_Text"><text:span text:style-name="Source_20_Text"><text:span text:style-name="T1">};</text:span></text:span></text:p>
      <text:p text:style-name="P3"/>
      <text:p text:style-name="Preformatted_20_Text"><text:span text:style-name="Source_20_Text"><text:span text:style-name="T1">int main()</text:span></text:span></text:p>
      <text:p text:style-name="Preformatted_20_Text"><text:span text:style-name="Source_20_Text"><text:span text:style-name="T1">{</text:span></text:span></text:p>
      <text:p text:style-name="Preformatted_20_Text"><text:span text:style-name="Source_20_Text"><text:span text:style-name="T1"><text:s text:c="2"/>using namespace boost::spirit;</text:span></text:span></text:p>
      <text:p text:style-name="Preformatted_20_Text"><text:span text:style-name="Source_20_Text"><text:span text:style-name="T1"><text:s text:c="2"/>using namespace std;</text:span></text:span></text:p>
      <text:p text:style-name="Preformatted_20_Text"><text:span text:style-name="Source_20_Text"><text:span text:style-name="T1"><text:s text:c="2"/>symtab_t variables;</text:span></text:span></text:p>
      <text:p text:style-name="Preformatted_20_Text"><text:span text:style-name="Source_20_Text"><text:span text:style-name="T1"><text:s text:c="2"/>calculator calc(variables);</text:span></text:span></text:p>
      <text:p text:style-name="Preformatted_20_Text"><text:span text:style-name="Source_20_Text"><text:span text:style-name="T1"><text:s text:c="2"/>string line;</text:span></text:span></text:p>
      <text:p text:style-name="P3"/>
      <text:p text:style-name="Preformatted_20_Text"><text:span text:style-name="Source_20_Text"><text:span text:style-name="T1"><text:s text:c="2"/>variables["pi"] = 3.141592653589792;</text:span></text:span></text:p>
      <text:p text:style-name="Preformatted_20_Text"><text:span text:style-name="Source_20_Text"><text:span text:style-name="T1"><text:s text:c="2"/>while (getline(cin, line))</text:span></text:span></text:p>
      <text:p text:style-name="Preformatted_20_Text"><text:span text:style-name="Source_20_Text"><text:span text:style-name="T1"><text:s text:c="2"/>{</text:span></text:span></text:p>
      <text:p text:style-name="Preformatted_20_Text"><text:span text:style-name="Source_20_Text"><text:span text:style-name="T1"><text:s text:c="4"/>// Read one line of text and parse it. If the parser does not consume</text:span></text:span></text:p>
      <text:p text:style-name="Preformatted_20_Text"><text:span text:style-name="Source_20_Text"><text:span text:style-name="T1"><text:s text:c="4"/>// the entire string, keep parsing the same string until an error occurs</text:span></text:span></text:p>
      <text:p text:style-name="Preformatted_20_Text"><text:span text:style-name="Source_20_Text"><text:span text:style-name="T1"><text:s text:c="4"/>// or the string is consumed. Then go back and read another string.</text:span></text:span></text:p>
      <text:p text:style-name="Preformatted_20_Text"><text:span text:style-name="Source_20_Text"><text:span text:style-name="T1"><text:s text:c="4"/>string::iterator first = line.begin();</text:span></text:span></text:p>
      <text:p text:style-name="Preformatted_20_Text"><text:span text:style-name="Source_20_Text"><text:span text:style-name="T1"><text:s text:c="4"/>parse_info&lt;string::iterator&gt; info;</text:span></text:span></text:p>
      <text:p text:style-name="Preformatted_20_Text"><text:span text:style-name="Source_20_Text"><text:span text:style-name="T1"><text:s text:c="4"/>do {</text:span></text:span></text:p>
      <text:p text:style-name="Preformatted_20_Text"><text:span text:style-name="Source_20_Text"><text:span text:style-name="T1"><text:s text:c="6"/>info = parse(first, line.end(), calc, space_p);</text:span></text:span></text:p>
      <text:p text:style-name="Preformatted_20_Text"><text:span text:style-name="Source_20_Text"><text:span text:style-name="T1"><text:s text:c="6"/>if (! info.hit)</text:span></text:span></text:p>
      <text:p text:style-name="Preformatted_20_Text"><text:span text:style-name="Source_20_Text"><text:span text:style-name="T1"><text:s text:c="8"/>// Display a caret that points to the position where the error</text:span></text:span></text:p>
      <text:p text:style-name="Preformatted_20_Text"><text:span text:style-name="Source_20_Text"><text:span text:style-name="T1"><text:s text:c="8"/>// was detected.</text:span></text:span></text:p>
      <text:p text:style-name="Preformatted_20_Text"><text:span text:style-name="Source_20_Text"><text:span text:style-name="T1"><text:s text:c="8"/>cerr &lt;&lt; setw(info.stop - line.begin()) &lt;&lt; " " &lt;&lt; "^ error\n";</text:span></text:span></text:p>
      <text:p text:style-name="Preformatted_20_Text"><text:span text:style-name="Source_20_Text"><text:span text:style-name="T1"><text:s text:c="6"/>else if (! info.full)</text:span></text:span></text:p>
      <text:p text:style-name="Preformatted_20_Text"><text:span text:style-name="Source_20_Text"><text:span text:style-name="T1"><text:s text:c="8"/>// Keep track of where to start parsing the next statement.</text:span></text:span></text:p>
      <text:p text:style-name="Preformatted_20_Text"><text:span text:style-name="Source_20_Text"><text:span text:style-name="T1"><text:s text:c="8"/>first = info.stop;</text:span></text:span></text:p>
      <text:p text:style-name="Preformatted_20_Text"><text:span text:style-name="Source_20_Text"><text:span text:style-name="T1"><text:s text:c="4"/>} while(! info.full &amp;&amp; info.hit);</text:span></text:span></text:p>
      <text:p text:style-name="Preformatted_20_Text"><text:span text:style-name="Source_20_Text"><text:span text:style-name="T1"><text:s text:c="2"/>}</text:span></text:span></text:p>
      <text:p text:style-name="P4"><text:span text:style-name="Source_20_Text"><text:span text:style-name="T1">}</text:span></text:span></text:p>
      <text:p text:style-name="P7"><text:soft-page-break/>The concept of semantic actions seems to be quite easy to understand. It appears to be at least easier to grasp than the concept of attribute propagation. This might be because semantic actions have been part of <text:span text:style-name="Emphasis">Spirit</text:span> for almost a decade now. Additionally, with semantic actions data flow control is tightly connected to the component the semantic action is attached to, so the effect is highly localized and easy to spot.</text:p>
      <text:p text:style-name="Text_20_body"><text:span text:style-name="Emphasis"><text:span text:style-name="T8">Spirit</text:span></text:span><text:span text:style-name="T8"> has some new features related to semantics actions. That’s reason enough to talk about how attributes can be accessed from inside semantic actions.</text:span></text:p>
      <text:p text:style-name="P9"><text:bookmark text:name="more-898"/>First of all, let us revisit the concept of semantic actions.</text:p>
      <text:p text:style-name="Quotations"><text:span text:style-name="T8">Semantic actions may be attached to any point in the grammar specification. These actions are C++ functions or function objects that are called at certain points during the process of parsing or output generation. In </text:span><text:span text:style-name="Emphasis"><text:span text:style-name="T8">Qi</text:span></text:span><text:span text:style-name="T8"> a semantic action is called whenever a part of the parser successfully recognizes a portion of the input. In </text:span><text:span text:style-name="Emphasis"><text:span text:style-name="T8">Karma</text:span></text:span><text:span text:style-name="T8"> they are called whenever a part of the generator is about to be invoked.</text:span></text:p>
      <text:p text:style-name="Text_20_body"><text:span text:style-name="T8">Let us assume you have a component </text:span><text:span text:style-name="T3">C</text:span><text:span text:style-name="T8">, and a C++ function or function object </text:span><text:span text:style-name="Source_20_Text"><text:span text:style-name="T8">F</text:span></text:span><text:span text:style-name="T8">, then you can make the component call </text:span><text:span text:style-name="Source_20_Text"><text:span text:style-name="T8">F</text:span></text:span><text:span text:style-name="T8"> by attaching it to the component:</text:span></text:p>
      <text:section text:style-name="Sect1" text:name="highlighter_244459">
        <text:p text:style-name="P10"><text:a xlink:type="simple" xlink:href="http://boost-spirit.com/home/2010/01/19/how-to-access-attributes-from-semantic-actions/#viewSource"><text:span text:style-name="T8">view source</text:span></text:a></text:p>
        <text:p text:style-name="P13"><draw:frame draw:name="Object3" text:anchor-type="as-char" svg:width="0.423cm" svg:height="0.423cm" draw:z-index="7"><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244459"/><draw:param draw:name="wmode" draw:value="transparent"/><draw:param draw:name="allowscriptaccess" draw:value="always"/><draw:param draw:name="title" draw:value="copy to clipboard"/></draw:plugin></draw:frame></text:p>
        <text:p text:style-name="P10"><text:a xlink:type="simple" xlink:href="http://boost-spirit.com/home/2010/01/19/how-to-access-attributes-from-semantic-actions/#printSource"><text:span text:style-name="T8">print</text:span></text:a><text:a xlink:type="simple" xlink:href="http://boost-spirit.com/home/2010/01/19/how-to-access-attributes-from-semantic-actions/#about"><text:span text:style-name="T8">?</text:span></text:a></text:p>
        <table:table table:name="Table5" table:style-name="Table5">
          <table:table-column table:style-name="Table5.A"/>
          <table:table-row>
            <table:table-cell table:style-name="Table5.A1" office:value-type="string">
              <text:p text:style-name="Table_20_Contents"><text:span text:style-name="Source_20_Text"><text:span text:style-name="T8">C[F]</text:span></text:span></text:p>
            </table:table-cell>
          </table:table-row>
        </table:table>
      </text:section>
      <text:p text:style-name="Text_20_body"><text:span text:style-name="T8">The expression above links </text:span><text:span text:style-name="Source_20_Text"><text:span text:style-name="T8">F</text:span></text:span><text:span text:style-name="T8"> to the component </text:span><text:span text:style-name="Source_20_Text"><text:span text:style-name="T8">C</text:span></text:span><text:span text:style-name="T8">.</text:span></text:p>
      <text:p text:style-name="Text_20_body"><text:span text:style-name="T8">Even if it possible to utilize almost any separate C++ function as a semantic action, it is a lot simpler to write semantic actions using </text:span><text:a xlink:type="simple" xlink:href="http://www.boost.org/doc/libs/1_41_0/libs/spirit/phoenix/doc/html/index.html"><text:span text:style-name="T8">Boost.Phoenix</text:span></text:a><text:span text:style-name="T8">. Phoenix enables to write semantic actions in a very straight forward way. The code to be executed is placed inline directly into the square brackets. Here is a very simple </text:span><text:span text:style-name="Emphasis"><text:span text:style-name="T8">Qi</text:span></text:span><text:span text:style-name="T8"> example:</text:span></text:p>
      <text:section text:style-name="Sect1" text:name="highlighter_455757">
        <text:p text:style-name="P10"><text:a xlink:type="simple" xlink:href="http://boost-spirit.com/home/2010/01/19/how-to-access-attributes-from-semantic-actions/#viewSource"><text:span text:style-name="T8">view source</text:span></text:a></text:p>
        <text:p text:style-name="P13"><draw:frame draw:name="Object4" text:anchor-type="as-char" svg:width="0.423cm" svg:height="0.423cm" draw:z-index="8"><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455757"/><draw:param draw:name="wmode" draw:value="transparent"/><draw:param draw:name="allowscriptaccess" draw:value="always"/><draw:param draw:name="title" draw:value="copy to clipboard"/></draw:plugin></draw:frame></text:p>
        <text:p text:style-name="P10"><text:a xlink:type="simple" xlink:href="http://boost-spirit.com/home/2010/01/19/how-to-access-attributes-from-semantic-actions/#printSource"><text:span text:style-name="T8">print</text:span></text:a><text:a xlink:type="simple" xlink:href="http://boost-spirit.com/home/2010/01/19/how-to-access-attributes-from-semantic-actions/#about"><text:span text:style-name="T8">?</text:span></text:a></text:p>
        <table:table table:name="Table6" table:style-name="Table6">
          <table:table-column table:style-name="Table6.A"/>
          <table:table-row>
            <table:table-cell table:style-name="Table6.A1" office:value-type="string">
              <text:p text:style-name="Table_20_Contents"><text:span text:style-name="Source_20_Text"><text:span text:style-name="T8">qi::int_[std::cout &lt;&lt; qi::_1]</text:span></text:span></text:p>
            </table:table-cell>
          </table:table-row>
        </table:table>
      </text:section>
      <text:p text:style-name="Text_20_body"><text:span text:style-name="T8">Here </text:span><text:span text:style-name="T3">qi::_1</text:span><text:span text:style-name="T8"> is a predefined (Phoenix) placeholder referencing the attribute of the parser the semantic actions has been attached to (the </text:span><text:span text:style-name="T3">qi::int_</text:span><text:span text:style-name="T8">). As the semantic action is invoked </text:span><text:span text:style-name="T9">after</text:span><text:span text:style-name="T8"> the parser succeeded, the attribute will be set to the matched value. We can do something very similar in </text:span><text:span text:style-name="Emphasis"><text:span text:style-name="T8">Karma</text:span></text:span><text:span text:style-name="T8"> as well:</text:span></text:p>
      <text:section text:style-name="Sect1" text:name="highlighter_83241">
        <text:p text:style-name="P10"><text:a xlink:type="simple" xlink:href="http://boost-spirit.com/home/2010/01/19/how-to-access-attributes-from-semantic-actions/#viewSource"><text:span text:style-name="T8">view source</text:span></text:a></text:p>
        <text:p text:style-name="P13"><draw:frame draw:name="Object5" text:anchor-type="as-char" svg:width="0.423cm" svg:height="0.423cm" draw:z-index="9"><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83241"/><draw:param draw:name="wmode" draw:value="transparent"/><draw:param draw:name="allowscriptaccess" draw:value="always"/><draw:param draw:name="title" draw:value="copy to clipboard"/></draw:plugin></draw:frame></text:p>
        <text:p text:style-name="P10"><text:a xlink:type="simple" xlink:href="http://boost-spirit.com/home/2010/01/19/how-to-access-attributes-from-semantic-actions/#printSource"><text:span text:style-name="T8">print</text:span></text:a><text:a xlink:type="simple" xlink:href="http://boost-spirit.com/home/2010/01/19/how-to-access-attributes-from-semantic-actions/#about"><text:span text:style-name="T8">?</text:span></text:a></text:p>
        <table:table table:name="Table7" table:style-name="Table7">
          <table:table-column table:style-name="Table7.A"/>
          <table:table-row>
            <table:table-cell table:style-name="Table7.A1" office:value-type="string">
              <text:p text:style-name="Table_20_Contents"><text:span text:style-name="Source_20_Text"><text:span text:style-name="T8">int</text:span></text:span><text:span text:style-name="T8"> </text:span><text:span text:style-name="Source_20_Text"><text:span text:style-name="T8">i =</text:span></text:span><text:span text:style-name="T8"> </text:span><text:span text:style-name="Source_20_Text"><text:span text:style-name="T8">3;</text:span></text:span></text:p>
            </table:table-cell>
          </table:table-row>
        </table:table>
        <table:table table:name="Table8" table:style-name="Table8">
          <table:table-column table:style-name="Table8.A"/>
          <table:table-row>
            <table:table-cell table:style-name="Table8.A1" office:value-type="string">
              <text:p text:style-name="Table_20_Contents"><text:span text:style-name="Source_20_Text"><text:span text:style-name="T8">karma::int_[karma::_1 =</text:span></text:span><text:span text:style-name="T8"> </text:span><text:span text:style-name="Source_20_Text"><text:span text:style-name="T8">phoenix::ref(i)]</text:span></text:span><text:span text:style-name="T8"> </text:span><text:span text:style-name="Source_20_Text"><text:span text:style-name="T8">// will emit: 3</text:span></text:span></text:p>
            </table:table-cell>
          </table:table-row>
        </table:table>
      </text:section>
      <text:p text:style-name="P9">Here we assign the value we want to be emitted to the (Phoenix) placeholder <text:span text:style-name="T2">karma::_1</text:span> (<text:span text:style-name="T2">phoenix::ref()</text:span> is almost identical to <text:span text:style-name="T2">boost::ref()</text:span>, except that it integrates nicely with any Phoenix expression). This works as semantic actions in Karma are invoked <text:span text:style-name="T10">before</text:span> the generator does its job, allowing to pass the current value of the variable ‘<text:span text:style-name="T2">i’</text:span> as the attribute for the generator <text:span text:style-name="T2">karma::int_</text:span>.</text:p>
      <text:p text:style-name="Text_20_body"><text:span text:style-name="T8">A lesser known feature of </text:span><text:span text:style-name="Emphasis"><text:span text:style-name="T8">Spirit’s</text:span></text:span><text:span text:style-name="T8"> semantic actions is that they can be attached to arbitrary complex parser (or generator) expressions, which is particularly useful if the expression is a sequence. In this case predefined placeholders enable to access the attributes of the sequence elements separately:</text:span></text:p>
      <text:section text:style-name="Sect1" text:name="highlighter_891327">
        <text:p text:style-name="P10"><text:a xlink:type="simple" xlink:href="http://boost-spirit.com/home/2010/01/19/how-to-access-attributes-from-semantic-actions/#viewSource"><text:span text:style-name="T8">view source</text:span></text:a></text:p>
        <text:p text:style-name="P13"><draw:frame draw:name="Object6" text:anchor-type="as-char" svg:width="0.423cm" svg:height="0.423cm" draw:z-index="10"><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891327"/><draw:param draw:name="wmode" draw:value="transparent"/><draw:param draw:name="allowscriptaccess" draw:value="always"/><draw:param draw:name="title" draw:value="copy to clipboard"/></draw:plugin></draw:frame></text:p>
        <text:p text:style-name="P10"><text:a xlink:type="simple" xlink:href="http://boost-spirit.com/home/2010/01/19/how-to-access-attributes-from-semantic-actions/#printSource"><text:span text:style-name="T8">print</text:span></text:a><text:a xlink:type="simple" xlink:href="http://boost-spirit.com/home/2010/01/19/how-to-access-attributes-from-semantic-actions/#about"><text:span text:style-name="T8">?</text:span></text:a></text:p>
        <table:table table:name="Table9" table:style-name="Table9">
          <table:table-column table:style-name="Table9.A"/>
          <table:table-row>
            <table:table-cell table:style-name="Table9.A1" office:value-type="string">
              <text:p text:style-name="Table_20_Contents"><text:span text:style-name="Source_20_Text"><text:span text:style-name="T8">(qi::int_ &gt;&gt; qi::double_)[std::cout &lt;&lt; (qi::_1 + qi::_2)]</text:span></text:span></text:p>
            </table:table-cell>
          </table:table-row>
        </table:table>
      </text:section>
      <text:p text:style-name="Text_20_body"><text:span text:style-name="T8">Here </text:span><text:span text:style-name="T3">qi::_1</text:span><text:span text:style-name="T8"> refers to the attribute of the component </text:span><text:span text:style-name="T3">qi::int_</text:span><text:span text:style-name="T8">, and </text:span><text:span text:style-name="T3">qi::_2</text:span><text:span text:style-name="T8"> refers to the attribute of </text:span><text:span text:style-name="T3">qi::double_</text:span><text:span text:style-name="T8">. This feature is very handy as the semantic action will be invoked only after both parser components succeeded making sure the results will be evaluated only if the input has been matched completely. This is something which did not work in </text:span><text:span text:style-name="Emphasis"><text:span text:style-name="T8">Spirit.Classic. M</text:span></text:span><text:span text:style-name="T8">any developers have been complaining about the lack of any related functionality.</text:span></text:p>
      <text:p text:style-name="Text_20_body"><text:span text:style-name="T8">Needless to say, similar constructs are available for </text:span><text:span text:style-name="Emphasis"><text:span text:style-name="T8">Karma</text:span></text:span><text:span text:style-name="T8"> as well, even if this functionality is there not as important as in </text:span><text:span text:style-name="Emphasis"><text:span text:style-name="T8">Qi</text:span></text:span><text:span text:style-name="T8">.</text:span></text:p>
      <text:p text:style-name="P9"/>
      <text:p text:style-name="P14">In <text:a xlink:type="simple" xlink:href="http://boost-spirit.com/home/2010/01/19/how-to-access-attributes-from-semantic-actions/">the previous installment</text:a> of the ‘Tip of the Day’ I started to talk about some lesser known features related to semantic actions. Today I will highlight some more details. If a semantic action is attached to a component which is part of an expression assigned to a rule (the rule’s right hand side) it is not only possible to access the attributes of the components it is connected with. In addition it is possible to access rule specific values! Sounds interesting? Read on!</text:p>
      <text:p text:style-name="P7">http://boost-spirit.com/home/2010/01/21/what-are-rule-bound-semantic-actions/</text:p>
      <text:p text:style-name="P7"/>
      <text:p text:style-name="Text_20_body"><text:bookmark text:name="more-914"/><text:span text:style-name="T7">I chose this topic even if I got some comments asking me to avoid writing about things already covered in </text:span><text:span text:style-name="Emphasis"><text:span text:style-name="T7">Spirit’s</text:span></text:span><text:span text:style-name="T7"> documentation. At the same time, I believe it’s valuable for some of you to repeat the facts from the docs but presented in a more pointed and descriptive way. Additionally, I think the articles as published here lay the ground for more detailed things not yet covered in the docs, but the basics need to be explained properly before we can touch the more advanced stuff. But please leave your comments below telling me what you would like to see highlighted. I am always interested in getting feedback on what works for you and what not.</text:span></text:p>
      <text:p text:style-name="P8">Ok, here we go – let us talk about rule bound semantic actions.</text:p>
      <text:p text:style-name="Text_20_body"><text:span text:style-name="T7">Any semantic action attached to the right hand side of a rule (or a part of it) is special. We will call those ‘rule bound semantic actions’. </text:span><text:span text:style-name="Emphasis"><text:span text:style-name="T7">Spirit</text:span></text:span><text:span text:style-name="T7"> provides you with extra placeholder variables (in addition to _1, _2, etc.) usable to access values related to the enclosing rule (the rule, the expression has been assigned to). For the purpose of this post I assume, that the semantic actions are written using </text:span><text:a xlink:type="simple" xlink:href="http://www.boost.org/doc/libs/1_41_0/libs/spirit/phoenix/doc/html/index.html"><text:span text:style-name="T7">Boost.Phoenix</text:span></text:a><text:span text:style-name="T7">. In fact, all placeholders described below are implemented using Phoenix and do not integrate very well with other, similar facilities available in Boost (such as </text:span><text:a xlink:type="simple" xlink:href="http://www.boost.org/doc/libs/1_41_0/libs/bind/bind.html"><text:span text:style-name="T7">Boost.Bind</text:span></text:a><text:span text:style-name="T7"> or </text:span><text:a xlink:type="simple" xlink:href="http://www.boost.org/doc/libs/1_41_0/doc/html/lambda.html"><text:span text:style-name="T7">Boost.Lambda</text:span></text:a><text:span text:style-name="T7">). You should avoid mixing Phoenix placeholder with expressions built from those libraries. This is no limitation, as from my experience, using Phoenix is just the simplest way to write semantic actions.</text:span></text:p>
      <text:p text:style-name="P8">Let us assume further, that we have a component c with an attached semantic action f, which is assigned as the right hand side of a rule exposing a synthesized attribute of type Attr and providing local variables of types L1, L2, etc. (I will explain local variables shortly):</text:p>
      <text:section text:style-name="Sect1" text:name="highlighter_360028">
        <text:p text:style-name="P10"><text:a xlink:type="simple" xlink:href="http://boost-spirit.com/home/2010/01/21/what-are-rule-bound-semantic-actions/#viewSource"><text:span text:style-name="T7">view source</text:span></text:a></text:p>
        <text:p text:style-name="P11"><draw:frame draw:name="Object1" text:anchor-type="as-char" svg:width="0.423cm" svg:height="0.423cm" draw:z-index="5"><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360028"/><draw:param draw:name="wmode" draw:value="transparent"/><draw:param draw:name="allowscriptaccess" draw:value="always"/><draw:param draw:name="title" draw:value="copy to clipboard"/></draw:plugin></draw:frame></text:p>
        <text:p text:style-name="P10"><text:a xlink:type="simple" xlink:href="http://boost-spirit.com/home/2010/01/21/what-are-rule-bound-semantic-actions/#printSource"><text:span text:style-name="T7">print</text:span></text:a><text:a xlink:type="simple" xlink:href="http://boost-spirit.com/home/2010/01/21/what-are-rule-bound-semantic-actions/#about"><text:span text:style-name="T7">?</text:span></text:a></text:p>
        <table:table table:name="Table1" table:style-name="Table1">
          <table:table-column table:style-name="Table1.A"/>
          <table:table-row>
            <table:table-cell table:style-name="Table1.A1" office:value-type="string">
              <text:p text:style-name="Table_20_Contents"><text:span text:style-name="Source_20_Text"><text:span text:style-name="T7">rule&lt;Iterator, Attr(), locals&lt;L1, L2, ...&gt; &gt; r =</text:span></text:span><text:span text:style-name="T7"> </text:span><text:span text:style-name="Source_20_Text"><text:span text:style-name="T7">c[f];</text:span></text:span></text:p>
            </table:table-cell>
          </table:table-row>
        </table:table>
      </text:section>
      <text:p text:style-name="Text_20_body"><text:span text:style-name="T7">Here is a list of all predefined placeholders available in the rule bound semantic action F (see also the related documentation </text:span><text:a xlink:type="simple" xlink:href="http://www.boost.org/doc/libs/1_41_0/libs/spirit/doc/html/spirit/qi/quick_reference/phoenix.html"><text:span text:style-name="T7">here</text:span></text:a><text:span text:style-name="T7"> and </text:span><text:a xlink:type="simple" xlink:href="http://www.boost.org/doc/libs/1_41_0/libs/spirit/doc/html/spirit/karma/quick_reference/phoenix.html"><text:span text:style-name="T7">here</text:span></text:a><text:span text:style-name="T7">):</text:span></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7">Placeholders</text:span></text:span></text:p>
          </table:table-cell>
          <table:table-cell table:style-name="Table2.B1" office:value-type="string">
            <text:p text:style-name="Table_20_Contents"><text:span text:style-name="Strong_20_Emphasis"><text:span text:style-name="T7">Description</text:span></text:span></text:p>
          </table:table-cell>
        </table:table-row>
        <table:table-row>
          <table:table-cell table:style-name="Table2.A2" office:value-type="string">
            <text:p text:style-name="Table_20_Contents"><text:span text:style-name="Source_20_Text"><text:span text:style-name="T7">_1, _2 ... , _N</text:span></text:span></text:p>
          </table:table-cell>
          <table:table-cell table:style-name="Table2.B2" office:value-type="string">
            <text:p text:style-name="Table_20_Contents"><text:span text:style-name="T7">Nth attribute of </text:span><text:span text:style-name="Source_20_Text"><text:span text:style-name="T7">c</text:span></text:span></text:p>
          </table:table-cell>
        </table:table-row>
        <table:table-row>
          <table:table-cell table:style-name="Table2.A2" office:value-type="string">
            <text:p text:style-name="Table_20_Contents"><text:span text:style-name="Source_20_Text"><text:span text:style-name="T7">_val</text:span></text:span></text:p>
          </table:table-cell>
          <table:table-cell table:style-name="Table2.B2" office:value-type="string">
            <text:p text:style-name="P1">The enclosing rule’s synthesized attribute (of type Attr)</text:p>
          </table:table-cell>
        </table:table-row>
        <table:table-row>
          <table:table-cell table:style-name="Table2.A2" office:value-type="string">
            <text:p text:style-name="List_20_Heading"><text:span text:style-name="Source_20_Text"><text:span text:style-name="T7">_a, _b ... , _j</text:span></text:span><text:span text:style-name="T7"> </text:span></text:p>
          </table:table-cell>
          <table:table-cell table:style-name="Table2.B2" office:value-type="string">
            <text:p text:style-name="Table_20_Contents"><text:span text:style-name="T7">The enclosing rule’s local variables (</text:span><text:span text:style-name="Source_20_Text"><text:span text:style-name="T7">_a</text:span></text:span><text:span text:style-name="T7"> refers to the first of type L1, _b to the next of type L2, etc.)</text:span></text:p>
          </table:table-cell>
        </table:table-row>
        <table:table-row>
          <table:table-cell table:style-name="Table2.A2" office:value-type="string">
            <text:p text:style-name="Table_20_Contents"><text:span text:style-name="Source_20_Text"><text:span text:style-name="T7">_r1, _r2 ... , _rN</text:span></text:span></text:p>
          </table:table-cell>
          <table:table-cell table:style-name="Table2.B2" office:value-type="string">
            <text:p text:style-name="P1">The enclosing rule’s Nth inherited attribute</text:p>
          </table:table-cell>
        </table:table-row>
        <table:table-row>
          <table:table-cell table:style-name="Table2.A2" office:value-type="string">
            <text:p text:style-name="List_20_Heading"><text:span text:style-name="Source_20_Text"><text:span text:style-name="T7">_pass</text:span></text:span><text:span text:style-name="T7"> </text:span></text:p>
          </table:table-cell>
          <table:table-cell table:style-name="Table2.B2" office:value-type="string">
            <text:p text:style-name="Table_20_Contents"><text:span text:style-name="T7">Assign </text:span><text:span text:style-name="Source_20_Text"><text:span text:style-name="T7">false</text:span></text:span><text:span text:style-name="T7"> to </text:span><text:span text:style-name="Source_20_Text"><text:span text:style-name="T7">_pass</text:span></text:span><text:span text:style-name="T7"> to force a parser or generator failure</text:span></text:p>
          </table:table-cell>
        </table:table-row>
        <table:table-row>
          <table:table-cell table:style-name="Table2.A2" office:value-type="string">
            <text:p text:style-name="P1">  </text:p>
          </table:table-cell>
          <table:table-cell table:style-name="Table2.B2" office:value-type="string">
            <text:p text:style-name="P1">  </text:p>
          </table:table-cell>
        </table:table-row>
      </table:table>
      <text:p text:style-name="P8">We already talked about _val, _1, _2, etc. last time, and I will not describe inherited attributes today, that is for another day. I would like to concentrate on local variables here.</text:p>
      <text:p text:style-name="P8">Local variables allow to associate arbitrary typed data instances with each rule invocation. These variables are very similar to local variables in a function. They are valid only during the invocation of the rule they are defined in and they automatically go out of scope after the right hand side of the rule has finished executing. Further, each invocation of a rule creates a new set of (default constructed) local variables, even if the same rule is invoked recursively.</text:p>
      <text:p text:style-name="Text_20_body"><text:span text:style-name="T7">Here is a small </text:span><text:span text:style-name="Emphasis"><text:span text:style-name="T7">Karma</text:span></text:span><text:span text:style-name="T7"> example generating a list of items prefixed with a sequence number (note: _a, eps, string, lit, rule, and locals are imported from namespace boost::spirit::karma).</text:span></text:p>
      <text:section text:style-name="Sect1" text:name="highlighter_651976">
        <text:p text:style-name="P10"><text:a xlink:type="simple" xlink:href="http://boost-spirit.com/home/2010/01/21/what-are-rule-bound-semantic-actions/#viewSource"><text:span text:style-name="T7">view source</text:span></text:a></text:p>
        <text:p text:style-name="P11"><draw:frame draw:name="Object2" text:anchor-type="as-char" svg:width="0.423cm" svg:height="0.423cm" draw:z-index="6"><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651976"/><draw:param draw:name="wmode" draw:value="transparent"/><draw:param draw:name="allowscriptaccess" draw:value="always"/><draw:param draw:name="title" draw:value="copy to clipboard"/></draw:plugin></draw:frame></text:p>
        <text:p text:style-name="P10"><text:a xlink:type="simple" xlink:href="http://boost-spirit.com/home/2010/01/21/what-are-rule-bound-semantic-actions/#printSource"><text:span text:style-name="T7">print</text:span></text:a><text:a xlink:type="simple" xlink:href="http://boost-spirit.com/home/2010/01/21/what-are-rule-bound-semantic-actions/#about"><text:span text:style-name="T7">?</text:span></text:a></text:p>
        <table:table table:name="Table3" table:style-name="Table3">
          <table:table-column table:style-name="Table3.A"/>
          <table:table-row>
            <table:table-cell table:style-name="Table3.A1" office:value-type="string">
              <text:p text:style-name="Table_20_Contents"><text:span text:style-name="Source_20_Text"><text:span text:style-name="T7">rule&lt;OutIter, locals&lt;int&gt;, std::vector&lt;std::string&gt;()&gt; r =</text:span></text:span></text:p>
            </table:table-cell>
          </table:table-row>
        </table:table>
        <table:table table:name="Table4" table:style-name="Table4">
          <table:table-column table:style-name="Table4.A"/>
          <table:table-row>
            <table:table-cell table:style-name="Table4.A1" office:value-type="string">
              <text:p text:style-name="Table_20_Contents"><text:span text:style-name="Source_20_Text"><text:span text:style-name="T7">    eps[_a =</text:span></text:span><text:span text:style-name="T7"> </text:span><text:span text:style-name="Source_20_Text"><text:span text:style-name="T7">1]</text:span></text:span><text:span text:style-name="T7"> </text:span><text:span text:style-name="Source_20_Text"><text:span text:style-name="T7">&lt;&lt; (lit(_a)</text:span></text:span><text:span text:style-name="T7"> </text:span><text:span text:style-name="Source_20_Text"><text:span text:style-name="T7">&lt;&lt; eps[++_a]</text:span></text:span><text:span text:style-name="T7"> </text:span><text:span text:style-name="Source_20_Text"><text:span text:style-name="T7">&lt;&lt; " "</text:span></text:span><text:span text:style-name="T7"> </text:span><text:span text:style-name="Source_20_Text"><text:span text:style-name="T7">&lt;&lt; string)</text:span></text:span><text:span text:style-name="T7"> </text:span><text:span text:style-name="Source_20_Text"><text:span text:style-name="T7">%</text:span></text:span><text:span text:style-name="T7"> </text:span><text:span text:style-name="Source_20_Text"><text:span text:style-name="T7">'\n';</text:span></text:span></text:p>
            </table:table-cell>
          </table:table-row>
        </table:table>
      </text:section>
      <text:p text:style-name="P8">Let us analyze, what this rule definition does. </text:p>
      <text:list xml:id="list1757357841" text:style-name="L1">
        <text:list-item>
          <text:p text:style-name="P12">The attribute of this rule is std::vector&lt;std::string&gt;, for the sake of simplicity we will pass in all items stored in <text:soft-page-break/>this type of container. The items are emitted using the list operator (%), causing them to be interleaved with newlines. </text:p>
        </text:list-item>
        <text:list-item>
          <text:p text:style-name="P12">One of the rule’s template parameters is locals&lt;int&gt;. That is the way we declare the types of the local variables. The template locals&lt;&gt; is a type container you can use to list the types for all local variables to instantiate for each of the rule’s invocations. </text:p>
        </text:list-item>
        <text:list-item>
          <text:p text:style-name="P12">In our example, we have a single local variable of type int  and we reference it from the right hand side of the rule definition using the placeholder _a. </text:p>
        </text:list-item>
        <text:list-item>
          <text:p text:style-name="P12">The generator eps is utilized to inject invocations of semantic actions initializing and incrementing the local variable. The generator eps is perfect for doing this as it succeeds always while emitting nothing. </text:p>
        </text:list-item>
        <text:list-item>
          <text:p text:style-name="P6"><text:span text:style-name="T7">The most notable construct is lit(_a) showing that it is possible to directly create a generator component from the local variable. Many of </text:span><text:span text:style-name="Emphasis"><text:span text:style-name="T7">Spirit’s</text:span></text:span><text:span text:style-name="T7"> construct are enabled for lazy evaluation, and lit() is one of them. </text:span></text:p>
        </text:list-item>
      </text:list>
      <text:p text:style-name="Text_20_body"><text:span text:style-name="T7">The only additional thing I want to add is that everything shown above works equally well in </text:span><text:span text:style-name="Emphasis"><text:span text:style-name="T7">Qi</text:span></text:span><text:span text:style-name="T7">, but you probably already guessed this. For your convenience, the corresponding symbols are available from the namespace boost::spirit::qi as well. If you are interested in seeing locals in action in a more complete </text:span><text:span text:style-name="Emphasis"><text:span text:style-name="T7">Qi</text:span></text:span><text:span text:style-name="T7"> example you should have a look at the mini-xml series as described in the docs </text:span><text:a xlink:type="simple" xlink:href="http://www.boost.org/doc/libs/1_41_0/libs/spirit/doc/html/spirit/qi/tutorials/mini_xml___asts_.html"><text:span text:style-name="T7">here</text:span></text:a><text:span text:style-name="T7">.</text:span></text:p>
      <text:p text:style-name="P8">This ‘Tip of the Day’ got a little longer than usual, but I hope it is worth reading anyways. Spirit is a large library and there are uncounted hidden gems waiting not only to be described, but some of them are still waiting to be discovered. Happy hacking and experimenting!</text:p>
      <text:p text:style-name="P16"/>
      <text:p text:style-name="P15">Most questions on the <text:a xlink:type="simple" xlink:href="http://boost-spirit.com/home/info/mailing-list/">main Spirit mailing list</text:a> are centered around attributes and how to correctly utilize <text:span text:style-name="Emphasis">Spirit’s</text:span> attribute propagation rules. We discussed the related basics in several posts already, but many people still have problems to understand the rules. Somebody recently asked on the mailing list whether it would be possible to print the attribute type exposed by an arbitrary parser expression. I answered by posting a sketchy code snippet (see <text:a xlink:type="simple" xlink:href="http://article.gmane.org/gmane.comp.parsers.spirit.general/18387">here</text:a>), but afterwards I realized it might be a good topic for yet another ‘Tip of the Day’.</text:p>
      <text:p text:style-name="Text_20_body"><text:bookmark text:name="more-949"/><text:span text:style-name="T8">Before you read on, please be aware that the interfaces described in this post are not set in stone and may change in the future without attempting to be backwards compatible. I’ll write about the current implementation anyway as I think those are important. Generally, understanding attribute handling is crucial to understanding </text:span><text:span text:style-name="Emphasis"><text:span text:style-name="T8">Spirit</text:span></text:span><text:span text:style-name="T8">. Nuff said.</text:span></text:p>
      <text:p text:style-name="Text_20_body"><text:span text:style-name="T8">Naturally, </text:span><text:span text:style-name="Emphasis"><text:span text:style-name="T8">Spirit</text:span></text:span><text:span text:style-name="T8"> internally implements the means of retrieving the attribute type of any parser expression. So all we need to do is to invoke those and wrap them into a nicely reusable tool.</text:span></text:p>
      <text:p text:style-name="P9">Let us start by briefly describing some implementation details related to parser construction and attribute composition. As you might already know, any parser expression provided by the user (such as for instance <text:span text:style-name="T2">qi::int_ &gt;&gt; qi::double_</text:span>) is not something you could directly use to parse input. The <text:span text:style-name="T2">qi::int_</text:span>, <text:span text:style-name="T2">qi::double_</text:span>, etc. are just placeholder symbols denoting the type of parser component required to match the input. These parser expressions have to be compiled into real parser instances responsible for the actual matching of the input. Spirit has a built in facility <text:span text:style-name="T2">boost::spirit::compile</text:span> which performs the conversion of the parser expression into the corresponding parser instance. Here is the (simplified) prototype:</text:p>
      <text:section text:style-name="Sect1" text:name="highlighter_794192">
        <text:p text:style-name="P10"><text:a xlink:type="simple" xlink:href="http://boost-spirit.com/home/2010/01/31/what-is-the-attribute-type-exposed-by-a-parser/#viewSource"><text:span text:style-name="T8">view source</text:span></text:a></text:p>
        <text:p text:style-name="P13"><draw:frame draw:name="Object7" text:anchor-type="as-char" svg:width="0.423cm" svg:height="0.423cm" draw:z-index="11"><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794192"/><draw:param draw:name="wmode" draw:value="transparent"/><draw:param draw:name="allowscriptaccess" draw:value="always"/><draw:param draw:name="title" draw:value="copy to clipboard"/></draw:plugin></draw:frame></text:p>
        <text:p text:style-name="P10"><text:a xlink:type="simple" xlink:href="http://boost-spirit.com/home/2010/01/31/what-is-the-attribute-type-exposed-by-a-parser/#printSource"><text:span text:style-name="T8">print</text:span></text:a><text:a xlink:type="simple" xlink:href="http://boost-spirit.com/home/2010/01/31/what-is-the-attribute-type-exposed-by-a-parser/#about"><text:span text:style-name="T8">?</text:span></text:a></text:p>
        <table:table table:name="Table10" table:style-name="Table10">
          <table:table-column table:style-name="Table10.A"/>
          <table:table-row>
            <table:table-cell table:style-name="Table10.A1" office:value-type="string">
              <text:p text:style-name="Table_20_Contents"><text:span text:style-name="Source_20_Text"><text:span text:style-name="T8">namespace</text:span></text:span><text:span text:style-name="T8"> </text:span><text:span text:style-name="Source_20_Text"><text:span text:style-name="T8">boost {</text:span></text:span><text:span text:style-name="T8"> </text:span><text:span text:style-name="Source_20_Text"><text:span text:style-name="T8">namespace</text:span></text:span><text:span text:style-name="T8"> </text:span><text:span text:style-name="Source_20_Text"><text:span text:style-name="T8">spirit</text:span></text:span></text:p>
            </table:table-cell>
          </table:table-row>
        </table:table>
        <table:table table:name="Table11" table:style-name="Table11">
          <table:table-column table:style-name="Table11.A"/>
          <table:table-row>
            <table:table-cell table:style-name="Table11.A1" office:value-type="string">
              <text:p text:style-name="Table_20_Contents"><text:span text:style-name="Source_20_Text"><text:span text:style-name="T8">{</text:span></text:span></text:p>
            </table:table-cell>
          </table:table-row>
        </table:table>
        <table:table table:name="Table12" table:style-name="Table12">
          <table:table-column table:style-name="Table12.A"/>
          <table:table-row>
            <table:table-cell table:style-name="Table12.A1" office:value-type="string">
              <text:p text:style-name="Table_20_Contents"><text:span text:style-name="Source_20_Text"><text:span text:style-name="T8">    template</text:span></text:span><text:span text:style-name="T8"> </text:span><text:span text:style-name="Source_20_Text"><text:span text:style-name="T8">&lt;typename</text:span></text:span><text:span text:style-name="T8"> </text:span><text:span text:style-name="Source_20_Text"><text:span text:style-name="T8">Domain, typename</text:span></text:span><text:span text:style-name="T8"> </text:span><text:span text:style-name="Source_20_Text"><text:span text:style-name="T8">Expr&gt;</text:span></text:span></text:p>
            </table:table-cell>
          </table:table-row>
        </table:table>
        <table:table table:name="Table13" table:style-name="Table13">
          <table:table-column table:style-name="Table13.A"/>
          <table:table-row>
            <table:table-cell table:style-name="Table13.A1" office:value-type="string">
              <text:p text:style-name="Table_20_Contents"><text:span text:style-name="Source_20_Text"><text:span text:style-name="T8">    typename</text:span></text:span><text:span text:style-name="T8"> </text:span><text:span text:style-name="Source_20_Text"><text:span text:style-name="T8">result_of::compile&lt;Domain, Expr&gt;::type</text:span></text:span></text:p>
            </table:table-cell>
          </table:table-row>
        </table:table>
        <table:table table:name="Table14" table:style-name="Table14">
          <table:table-column table:style-name="Table14.A"/>
          <table:table-row>
            <table:table-cell table:style-name="Table14.A1" office:value-type="string">
              <text:p text:style-name="Table_20_Contents"><text:span text:style-name="Source_20_Text"><text:span text:style-name="T8">    compile(Expr const&amp; expr);</text:span></text:span></text:p>
            </table:table-cell>
          </table:table-row>
        </table:table>
        <table:table table:name="Table15" table:style-name="Table15">
          <table:table-column table:style-name="Table15.A"/>
          <table:table-row>
            <table:table-cell table:style-name="Table15.A1" office:value-type="string">
              <text:p text:style-name="Table_20_Contents"><text:span text:style-name="Source_20_Text"><text:span text:style-name="T8">}}</text:span></text:span></text:p>
            </table:table-cell>
          </table:table-row>
        </table:table>
      </text:section>
      <text:p text:style-name="Text_20_body"><text:span text:style-name="T8">where </text:span><text:span text:style-name="T3">Domain</text:span><text:span text:style-name="T8"> is a tag type which in our case is </text:span><text:span text:style-name="T3">qi::domain</text:span><text:span text:style-name="T8">, thus identifying </text:span><text:span text:style-name="Emphasis"><text:span text:style-name="T8">Qi</text:span></text:span><text:span text:style-name="T8"> (i.e. telling the function we want to create a parser), and </text:span><text:span text:style-name="T3">Expr</text:span><text:span text:style-name="T8"> is the parser expression to compile. As most (meta-) template facilities in Spirit the </text:span><text:span text:style-name="T3">compile</text:span><text:span text:style-name="T8"> construct consists out of two parts: the meta-calculation of the resulting type of the parser instance (</text:span><text:span text:style-name="T3">result_of::compile</text:span><text:span text:style-name="T8">) and the actual function doing the runtime compilation. For the purpose of this post we are interested in the resulting type of the parser instance only.</text:span></text:p>
      <text:p text:style-name="Text_20_body"><text:span text:style-name="T8">Among other things, after compiling the parser expression, the member function </text:span><text:span text:style-name="T3">parse()</text:span><text:span text:style-name="T8"> is called on the returned parser instance. In the article about </text:span><text:a xlink:type="simple" xlink:href="http://boost-spirit.com/home/articles/qi-example/creating-your-own-parser-component-for-spirit-qi/"><text:span text:style-name="T8">Creating Your Own Parser Component for Spirit.Qi</text:span></text:a><text:span text:style-name="T8"> we saw that the parser instance additionally exposes its attribute type. </text:span><text:span text:style-name="Emphasis"><text:span text:style-name="T8">Spirit</text:span></text:span><text:span text:style-name="T8"> implements another facility we can invoke to extract this attribute type for a given parser instance type:</text:span></text:p>
      <text:section text:style-name="Sect1" text:name="highlighter_112764">
        <text:p text:style-name="P10"><text:a xlink:type="simple" xlink:href="http://boost-spirit.com/home/2010/01/31/what-is-the-attribute-type-exposed-by-a-parser/#viewSource"><text:span text:style-name="T8">view source</text:span></text:a></text:p>
        <text:p text:style-name="P13"><draw:frame draw:name="Object8" text:anchor-type="as-char" svg:width="0.423cm" svg:height="0.423cm" draw:z-index="12"><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112764"/><draw:param draw:name="wmode" draw:value="transparent"/><draw:param draw:name="allowscriptaccess" draw:value="always"/><draw:param draw:name="title" draw:value="copy to clipboard"/></draw:plugin></draw:frame></text:p>
        <text:p text:style-name="P10"><text:a xlink:type="simple" xlink:href="http://boost-spirit.com/home/2010/01/31/what-is-the-attribute-type-exposed-by-a-parser/#printSource"><text:span text:style-name="T8">print</text:span></text:a><text:a xlink:type="simple" xlink:href="http://boost-spirit.com/home/2010/01/31/what-is-the-attribute-type-exposed-by-a-parser/#about"><text:span text:style-name="T8">?</text:span></text:a></text:p>
        <table:table table:name="Table16" table:style-name="Table16">
          <table:table-column table:style-name="Table16.A"/>
          <table:table-row>
            <table:table-cell table:style-name="Table16.A1" office:value-type="string">
              <text:p text:style-name="Table_20_Contents"><text:span text:style-name="Source_20_Text"><text:span text:style-name="T8">namespace</text:span></text:span><text:span text:style-name="T8"> </text:span><text:span text:style-name="Source_20_Text"><text:span text:style-name="T8">boost {</text:span></text:span><text:span text:style-name="T8"> </text:span><text:span text:style-name="Source_20_Text"><text:span text:style-name="T8">namespace</text:span></text:span><text:span text:style-name="T8"> </text:span><text:span text:style-name="Source_20_Text"><text:span text:style-name="T8">spirit {</text:span></text:span><text:span text:style-name="T8"> </text:span><text:span text:style-name="Source_20_Text"><text:span text:style-name="T8">namespace</text:span></text:span><text:span text:style-name="T8"> </text:span><text:span text:style-name="Source_20_Text"><text:span text:style-name="T8">traits</text:span></text:span></text:p>
            </table:table-cell>
          </table:table-row>
        </table:table>
        <table:table table:name="Table17" table:style-name="Table17">
          <table:table-column table:style-name="Table17.A"/>
          <table:table-row>
            <table:table-cell table:style-name="Table17.A1" office:value-type="string">
              <text:p text:style-name="Table_20_Contents"><text:span text:style-name="Source_20_Text"><text:span text:style-name="T8">{</text:span></text:span></text:p>
            </table:table-cell>
          </table:table-row>
        </table:table>
        <table:table table:name="Table18" table:style-name="Table18">
          <table:table-column table:style-name="Table18.A"/>
          <table:table-row>
            <table:table-cell table:style-name="Table18.A1" office:value-type="string">
              <text:p text:style-name="Table_20_Contents"><text:span text:style-name="Source_20_Text"><text:span text:style-name="T8">    template</text:span></text:span><text:span text:style-name="T8"> </text:span><text:span text:style-name="Source_20_Text"><text:span text:style-name="T8">&lt;typename</text:span></text:span><text:span text:style-name="T8"> </text:span><text:span text:style-name="Source_20_Text"><text:span text:style-name="T8">Component, typename</text:span></text:span><text:span text:style-name="T8"> </text:span><text:span text:style-name="Source_20_Text"><text:span text:style-name="T8">Context =</text:span></text:span><text:span text:style-name="T8"> </text:span><text:span text:style-name="Source_20_Text"><text:span text:style-name="T8">unused_type</text:span></text:span></text:p>
            </table:table-cell>
          </table:table-row>
        </table:table>
        <table:table table:name="Table19" table:style-name="Table19">
          <table:table-column table:style-name="Table19.A"/>
          <table:table-row>
            <table:table-cell table:style-name="Table19.A1" office:value-type="string">
              <text:p text:style-name="Table_20_Contents"><text:span text:style-name="Source_20_Text"><text:span text:style-name="T8">      , typename</text:span></text:span><text:span text:style-name="T8"> </text:span><text:span text:style-name="Source_20_Text"><text:span text:style-name="T8">Iterator =</text:span></text:span><text:span text:style-name="T8"> </text:span><text:span text:style-name="Source_20_Text"><text:span text:style-name="T8">unused_type&gt;</text:span></text:span></text:p>
            </table:table-cell>
          </table:table-row>
        </table:table>
        <table:table table:name="Table20" table:style-name="Table20">
          <table:table-column table:style-name="Table20.A"/>
          <table:table-row>
            <table:table-cell table:style-name="Table20.A1" office:value-type="string">
              <text:p text:style-name="Table_20_Contents"><text:span text:style-name="Source_20_Text"><text:span text:style-name="T8">    struct</text:span></text:span><text:span text:style-name="T8"> </text:span><text:span text:style-name="Source_20_Text"><text:span text:style-name="T8">attribute_of;</text:span></text:span></text:p>
            </table:table-cell>
          </table:table-row>
        </table:table>
        <table:table table:name="Table21" table:style-name="Table21">
          <table:table-column table:style-name="Table21.A"/>
          <table:table-row>
            <table:table-cell table:style-name="Table21.A1" office:value-type="string">
              <text:p text:style-name="Table_20_Contents"><text:span text:style-name="Source_20_Text"><text:span text:style-name="T8">}}}</text:span></text:span></text:p>
            </table:table-cell>
          </table:table-row>
        </table:table>
      </text:section>
      <text:p text:style-name="P9">where <text:span text:style-name="T2">Component</text:span> is the type of the parser expression to query for its attribute type, the <text:span text:style-name="T2">Context</text:span> is not relevant in our case and <text:span text:style-name="T2">Iterator</text:span> is the iterator type used to do the actual matching. Most parser components are independent of any iterator type, but components as the <text:span text:style-name="T2">raw[]</text:span> directives are. So most of the time we can leave out supplying an iterator type.</text:p>
      <text:p text:style-name="P9">These two Spirit facilities are all what we need! Let us combine the two in order to get the type of the attribute exposed by a parser created from a given parser expression.</text:p>
      <text:section text:style-name="Sect1" text:name="highlighter_784550">
        <text:p text:style-name="P10"><text:a xlink:type="simple" xlink:href="http://boost-spirit.com/home/2010/01/31/what-is-the-attribute-type-exposed-by-a-parser/#viewSource"><text:span text:style-name="T8">view source</text:span></text:a></text:p>
        <text:p text:style-name="P13"><draw:frame draw:name="Object9" text:anchor-type="as-char" svg:width="0.423cm" svg:height="0.423cm" draw:z-index="13"><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784550"/><draw:param draw:name="wmode" draw:value="transparent"/><draw:param draw:name="allowscriptaccess" draw:value="always"/><draw:param draw:name="title" draw:value="copy to clipboard"/></draw:plugin></draw:frame></text:p>
        <text:p text:style-name="P10"><text:a xlink:type="simple" xlink:href="http://boost-spirit.com/home/2010/01/31/what-is-the-attribute-type-exposed-by-a-parser/#printSource"><text:span text:style-name="T8">print</text:span></text:a><text:a xlink:type="simple" xlink:href="http://boost-spirit.com/home/2010/01/31/what-is-the-attribute-type-exposed-by-a-parser/#about"><text:span text:style-name="T8">?</text:span></text:a></text:p>
        <table:table table:name="Table22" table:style-name="Table22">
          <table:table-column table:style-name="Table22.A"/>
          <table:table-row>
            <table:table-cell table:style-name="Table22.A1" office:value-type="string">
              <text:p text:style-name="Table_20_Contents"><text:span text:style-name="Source_20_Text"><text:span text:style-name="T8">template</text:span></text:span><text:span text:style-name="T8"> </text:span><text:span text:style-name="Source_20_Text"><text:span text:style-name="T8">&lt;typename</text:span></text:span><text:span text:style-name="T8"> </text:span><text:span text:style-name="Source_20_Text"><text:span text:style-name="T8">Expr, typename</text:span></text:span><text:span text:style-name="T8"> </text:span><text:span text:style-name="Source_20_Text"><text:span text:style-name="T8">Iterator =</text:span></text:span><text:span text:style-name="T8"> </text:span><text:span text:style-name="Source_20_Text"><text:span text:style-name="T8">spirit::unused_type&gt;</text:span></text:span></text:p>
            </table:table-cell>
          </table:table-row>
        </table:table>
        <table:table table:name="Table23" table:style-name="Table23">
          <table:table-column table:style-name="Table23.A"/>
          <text:soft-page-break/>
          <table:table-row>
            <table:table-cell table:style-name="Table23.A1" office:value-type="string">
              <text:p text:style-name="Table_20_Contents"><text:span text:style-name="Source_20_Text"><text:span text:style-name="T8">struct</text:span></text:span><text:span text:style-name="T8"> </text:span><text:span text:style-name="Source_20_Text"><text:span text:style-name="T8">attribute_of_parser</text:span></text:span></text:p>
            </table:table-cell>
          </table:table-row>
        </table:table>
        <table:table table:name="Table24" table:style-name="Table24">
          <table:table-column table:style-name="Table24.A"/>
          <table:table-row>
            <table:table-cell table:style-name="Table24.A1" office:value-type="string">
              <text:p text:style-name="Table_20_Contents"><text:span text:style-name="Source_20_Text"><text:span text:style-name="T8">{</text:span></text:span></text:p>
            </table:table-cell>
          </table:table-row>
        </table:table>
        <table:table table:name="Table25" table:style-name="Table25">
          <table:table-column table:style-name="Table25.A"/>
          <table:table-row>
            <table:table-cell table:style-name="Table25.A1" office:value-type="string">
              <text:p text:style-name="Table_20_Contents"><text:span text:style-name="Source_20_Text"><text:span text:style-name="T8">    typedef</text:span></text:span><text:span text:style-name="T8"> </text:span><text:span text:style-name="Source_20_Text"><text:span text:style-name="T8">typename</text:span></text:span><text:span text:style-name="T8"> </text:span><text:span text:style-name="Source_20_Text"><text:span text:style-name="T8">spirit::result_of::compile&lt;</text:span></text:span></text:p>
            </table:table-cell>
          </table:table-row>
        </table:table>
        <table:table table:name="Table26" table:style-name="Table26">
          <table:table-column table:style-name="Table26.A"/>
          <table:table-row>
            <table:table-cell table:style-name="Table26.A1" office:value-type="string">
              <text:p text:style-name="Table_20_Contents"><text:span text:style-name="Source_20_Text"><text:span text:style-name="T8">        spirit::qi::domain, Expr</text:span></text:span></text:p>
            </table:table-cell>
          </table:table-row>
        </table:table>
        <table:table table:name="Table27" table:style-name="Table27">
          <table:table-column table:style-name="Table27.A"/>
          <table:table-row>
            <table:table-cell table:style-name="Table27.A1" office:value-type="string">
              <text:p text:style-name="Table_20_Contents"><text:span text:style-name="Source_20_Text"><text:span text:style-name="T8">    &gt;::type parser_expression_type;</text:span></text:span></text:p>
            </table:table-cell>
          </table:table-row>
        </table:table>
        <table:table table:name="Table28" table:style-name="Table28">
          <table:table-column table:style-name="Table28.A"/>
          <table:table-row>
            <table:table-cell table:style-name="Table28.A1" office:value-type="string">
              <text:p text:style-name="P2"> </text:p>
            </table:table-cell>
          </table:table-row>
        </table:table>
        <table:table table:name="Table29" table:style-name="Table29">
          <table:table-column table:style-name="Table29.A"/>
          <table:table-row>
            <table:table-cell table:style-name="Table29.A1" office:value-type="string">
              <text:p text:style-name="Table_20_Contents"><text:span text:style-name="Source_20_Text"><text:span text:style-name="T8">    typedef</text:span></text:span><text:span text:style-name="T8"> </text:span><text:span text:style-name="Source_20_Text"><text:span text:style-name="T8">typename</text:span></text:span><text:span text:style-name="T8"> </text:span><text:span text:style-name="Source_20_Text"><text:span text:style-name="T8">spirit::traits::attribute_of&lt;</text:span></text:span></text:p>
            </table:table-cell>
          </table:table-row>
        </table:table>
        <table:table table:name="Table30" table:style-name="Table30">
          <table:table-column table:style-name="Table30.A"/>
          <table:table-row>
            <table:table-cell table:style-name="Table30.A1" office:value-type="string">
              <text:p text:style-name="Table_20_Contents"><text:span text:style-name="Source_20_Text"><text:span text:style-name="T8">        parser_expression_type, spirit::unused_type, Iterator</text:span></text:span></text:p>
            </table:table-cell>
          </table:table-row>
        </table:table>
        <table:table table:name="Table31" table:style-name="Table31">
          <table:table-column table:style-name="Table31.A"/>
          <table:table-row>
            <table:table-cell table:style-name="Table31.A1" office:value-type="string">
              <text:p text:style-name="Table_20_Contents"><text:span text:style-name="Source_20_Text"><text:span text:style-name="T8">    &gt;::type type;</text:span></text:span></text:p>
            </table:table-cell>
          </table:table-row>
        </table:table>
        <table:table table:name="Table32" table:style-name="Table32">
          <table:table-column table:style-name="Table32.A"/>
          <table:table-row>
            <table:table-cell table:style-name="Table32.A1" office:value-type="string">
              <text:p text:style-name="Table_20_Contents"><text:span text:style-name="Source_20_Text"><text:span text:style-name="T8">};</text:span></text:span></text:p>
            </table:table-cell>
          </table:table-row>
        </table:table>
      </text:section>
      <text:p text:style-name="P9">Now as we have a tool to get the attribute type, we can use a simple utility function to print it out to the console (in this example we ignore the iterator type):</text:p>
      <text:section text:style-name="Sect1" text:name="highlighter_95496">
        <text:p text:style-name="P10"><text:a xlink:type="simple" xlink:href="http://boost-spirit.com/home/2010/01/31/what-is-the-attribute-type-exposed-by-a-parser/#viewSource"><text:span text:style-name="T8">view source</text:span></text:a></text:p>
        <text:p text:style-name="P13"><draw:frame draw:name="Object10" text:anchor-type="as-char" svg:width="0.423cm" svg:height="0.423cm" draw:z-index="14"><draw:plugin xlink:href="http://boost-spirit.com/home/wp-content/plugins/syntaxhighlighter/syntaxhighlighter/scripts/clipboard.swf" xlink:type="simple" xlink:show="embed" xlink:actuate="onLoad" draw:mime-type="application/x-shockwave-flash"><draw:param draw:name="menu" draw:value="false"/><draw:param draw:name="flashvars" draw:value="highlighterId=highlighter_95496"/><draw:param draw:name="wmode" draw:value="transparent"/><draw:param draw:name="allowscriptaccess" draw:value="always"/><draw:param draw:name="title" draw:value="copy to clipboard"/></draw:plugin></draw:frame></text:p>
        <text:p text:style-name="P10"><text:a xlink:type="simple" xlink:href="http://boost-spirit.com/home/2010/01/31/what-is-the-attribute-type-exposed-by-a-parser/#printSource"><text:span text:style-name="T8">print</text:span></text:a><text:a xlink:type="simple" xlink:href="http://boost-spirit.com/home/2010/01/31/what-is-the-attribute-type-exposed-by-a-parser/#about"><text:span text:style-name="T8">?</text:span></text:a></text:p>
        <table:table table:name="Table33" table:style-name="Table33">
          <table:table-column table:style-name="Table33.A"/>
          <table:table-row>
            <table:table-cell table:style-name="Table33.A1" office:value-type="string">
              <text:p text:style-name="Table_20_Contents"><text:span text:style-name="Source_20_Text"><text:span text:style-name="T8">template</text:span></text:span><text:span text:style-name="T8"> </text:span><text:span text:style-name="Source_20_Text"><text:span text:style-name="T8">&lt;typename</text:span></text:span><text:span text:style-name="T8"> </text:span><text:span text:style-name="Source_20_Text"><text:span text:style-name="T8">T&gt;</text:span></text:span></text:p>
            </table:table-cell>
          </table:table-row>
        </table:table>
        <table:table table:name="Table34" table:style-name="Table34">
          <table:table-column table:style-name="Table34.A"/>
          <table:table-row>
            <table:table-cell table:style-name="Table34.A1" office:value-type="string">
              <text:p text:style-name="Table_20_Contents"><text:span text:style-name="Source_20_Text"><text:span text:style-name="T8">void</text:span></text:span><text:span text:style-name="T8"> </text:span><text:span text:style-name="Source_20_Text"><text:span text:style-name="T8">display_attribute_of_parser(T const&amp;)</text:span></text:span></text:p>
            </table:table-cell>
          </table:table-row>
        </table:table>
        <table:table table:name="Table35" table:style-name="Table35">
          <table:table-column table:style-name="Table35.A"/>
          <table:table-row>
            <table:table-cell table:style-name="Table35.A1" office:value-type="string">
              <text:p text:style-name="Table_20_Contents"><text:span text:style-name="Source_20_Text"><text:span text:style-name="T8">{</text:span></text:span></text:p>
            </table:table-cell>
          </table:table-row>
        </table:table>
        <table:table table:name="Table36" table:style-name="Table36">
          <table:table-column table:style-name="Table36.A"/>
          <table:table-row>
            <table:table-cell table:style-name="Table36.A1" office:value-type="string">
              <text:p text:style-name="Table_20_Contents"><text:span text:style-name="Source_20_Text"><text:span text:style-name="T8">    typedef</text:span></text:span><text:span text:style-name="T8"> </text:span><text:span text:style-name="Source_20_Text"><text:span text:style-name="T8">typename</text:span></text:span><text:span text:style-name="T8"> </text:span><text:span text:style-name="Source_20_Text"><text:span text:style-name="T8">attribute_of_parser&lt;T&gt;::type attribute_type;</text:span></text:span></text:p>
            </table:table-cell>
          </table:table-row>
        </table:table>
        <table:table table:name="Table37" table:style-name="Table37">
          <table:table-column table:style-name="Table37.A"/>
          <table:table-row>
            <table:table-cell table:style-name="Table37.A1" office:value-type="string">
              <text:p text:style-name="Table_20_Contents"><text:span text:style-name="Source_20_Text"><text:span text:style-name="T8">    std::cout &lt;&lt; typeid(attribute_type).name()</text:span></text:span><text:span text:style-name="T8"> </text:span><text:span text:style-name="Source_20_Text"><text:span text:style-name="T8">&lt;&lt; std::endl;</text:span></text:span></text:p>
            </table:table-cell>
          </table:table-row>
        </table:table>
        <table:table table:name="Table38" table:style-name="Table38">
          <table:table-column table:style-name="Table38.A"/>
          <table:table-row>
            <table:table-cell table:style-name="Table38.A1" office:value-type="string">
              <text:p text:style-name="Table_20_Contents"><text:span text:style-name="Source_20_Text"><text:span text:style-name="T8">}</text:span></text:span></text:p>
            </table:table-cell>
          </table:table-row>
        </table:table>
        <table:table table:name="Table39" table:style-name="Table39">
          <table:table-column table:style-name="Table39.A"/>
          <table:table-row>
            <table:table-cell table:style-name="Table39.A1" office:value-type="string">
              <text:p text:style-name="P2"> </text:p>
            </table:table-cell>
          </table:table-row>
        </table:table>
        <table:table table:name="Table40" table:style-name="Table40">
          <table:table-column table:style-name="Table40.A"/>
          <table:table-row>
            <table:table-cell table:style-name="Table40.A1" office:value-type="string">
              <text:p text:style-name="Table_20_Contents"><text:span text:style-name="Source_20_Text"><text:span text:style-name="T8">// this will print something like: boost::fusion::vector2&lt;int, double&gt;</text:span></text:span></text:p>
            </table:table-cell>
          </table:table-row>
        </table:table>
        <table:table table:name="Table41" table:style-name="Table41">
          <table:table-column table:style-name="Table41.A"/>
          <table:table-row>
            <table:table-cell table:style-name="Table41.A1" office:value-type="string">
              <text:p text:style-name="Table_20_Contents"><text:span text:style-name="Source_20_Text"><text:span text:style-name="T8">display_attribute_of_parser(qi::int_ &gt;&gt; qi::double_);</text:span></text:span></text:p>
            </table:table-cell>
          </table:table-row>
        </table:table>
      </text:section>
      <text:p text:style-name="Text_20_body"><text:span text:style-name="T8">That’s it! We created a nice, reusable function printing the attribute type of an arbitrary parser expression. I added this as an example to the Boost SVN </text:span><text:a xlink:type="simple" xlink:href="http://svn.boost.org/svn/boost/trunk/libs/spirit/example/qi/display_attribute_type.hpp"><text:span text:style-name="T8">here</text:span></text:a><text:span text:style-name="T8"> and </text:span><text:a xlink:type="simple" xlink:href="http://svn.boost.org/svn/boost/trunk/libs/spirit/example/qi/display_attribute_type.cpp"><text:span text:style-name="T8">here</text:span></text:a><text:span text:style-name="T8">, allowing you to reuse it for your needs. The last thing to mention is that a similar utility can be easily written for </text:span><text:span text:style-name="Emphasis"><text:span text:style-name="T8">Karma</text:span></text:span><text:span text:style-name="T8"> generators. The only thing to change is the passed </text:span><text:span text:style-name="T3">Domain</text:span><text:span text:style-name="T8"> which needs to be </text:span><text:span text:style-name="T3">spirit::karma::domain</text:span><text:span text:style-name="T8">.</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imes" svg:font-family="Times"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omas Roehr</meta:initial-creator>
    <meta:creation-date>2010-02-09T13:29:04</meta:creation-date>
    <dc:date>2010-02-09T17:40:23</dc:date>
    <dc:creator>Thomas Roehr</dc:creator>
    <meta:editing-duration>PT04H11M21S</meta:editing-duration>
    <meta:editing-cycles>2</meta:editing-cycles>
    <meta:generator>OpenOffice.org/3.1$Linux OpenOffice.org_project/310m19$Build-9420</meta:generator>
    <meta:document-statistic meta:table-count="41" meta:image-count="5" meta:object-count="10" meta:page-count="11" meta:paragraph-count="399" meta:word-count="3798" meta:character-count="25845"/>
  </office:meta>
</office:document-meta>
</file>